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67cm" fo:break-before="auto" style:use-optimal-row-height="false"/>
    </style:style>
    <style:style style:name="ro2" style:family="table-row">
      <style:table-row-properties style:row-height="0.6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 style:data-style-name="N4"/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number-columns-repeated="1025" table:default-cell-style-name="Default"/>
        <table:table-row table:style-name="ro1">
          <table:table-cell table:number-columns-repeated="2"/>
          <table:table-cell office:value-type="string" calcext:value-type="string">
            <text:p>wait state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float" office:value="57" calcext:value-type="float">
            <text:p>57</text:p>
          </table:table-cell>
          <table:table-cell table:formula="of:=[.C$2]+1" office:value-type="float" office:value="58" calcext:value-type="float">
            <text:p>58</text:p>
          </table:table-cell>
          <table:table-cell table:formula="of:=[.D$2]+1" office:value-type="float" office:value="59" calcext:value-type="float">
            <text:p>59</text:p>
          </table:table-cell>
          <table:table-cell table:formula="of:=[.E$2]+1" office:value-type="float" office:value="60" calcext:value-type="float">
            <text:p>60</text:p>
          </table:table-cell>
          <table:table-cell table:formula="of:=[.F$2]+1" office:value-type="float" office:value="61" calcext:value-type="float">
            <text:p>61</text:p>
          </table:table-cell>
          <table:table-cell table:formula="of:=[.G$2]+1" office:value-type="float" office:value="62" calcext:value-type="float">
            <text:p>62</text:p>
          </table:table-cell>
          <table:table-cell table:formula="of:=[.H$2]+1" office:value-type="float" office:value="63" calcext:value-type="float">
            <text:p>63</text:p>
          </table:table-cell>
          <table:table-cell table:formula="of:=[.I$2]+1" office:value-type="float" office:value="64" calcext:value-type="float">
            <text:p>64</text:p>
          </table:table-cell>
          <table:table-cell table:formula="of:=[.J$2]+1" office:value-type="float" office:value="65" calcext:value-type="float">
            <text:p>65</text:p>
          </table:table-cell>
          <table:table-cell table:formula="of:=[.K$2]+1" office:value-type="float" office:value="66" calcext:value-type="float">
            <text:p>66</text:p>
          </table:table-cell>
          <table:table-cell table:formula="of:=[.L$2]+1" office:value-type="float" office:value="67" calcext:value-type="float">
            <text:p>67</text:p>
          </table:table-cell>
          <table:table-cell table:formula="of:=[.M$2]+1" office:value-type="float" office:value="68" calcext:value-type="float">
            <text:p>68</text:p>
          </table:table-cell>
          <table:table-cell table:formula="of:=[.N$2]+1" office:value-type="float" office:value="69" calcext:value-type="float">
            <text:p>69</text:p>
          </table:table-cell>
          <table:table-cell table:formula="of:=[.O$2]+1" office:value-type="float" office:value="70" calcext:value-type="float">
            <text:p>70</text:p>
          </table:table-cell>
          <table:table-cell table:formula="of:=[.P$2]+1" office:value-type="float" office:value="71" calcext:value-type="float">
            <text:p>71</text:p>
          </table:table-cell>
          <table:table-cell table:formula="of:=[.Q$2]+1" office:value-type="float" office:value="72" calcext:value-type="float">
            <text:p>7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imer match</text:p>
          </table:table-cell>
          <table:table-cell office:value-type="float" office:value="24" calcext:value-type="float">
            <text:p>24</text:p>
          </table:table-cell>
          <table:table-cell table:formula="of:=[.$B$37]/(([.$B$38]+[.C$2])*([.$B3]+1))" office:value-type="float" office:value="64000" calcext:value-type="float">
            <text:p>64000</text:p>
          </table:table-cell>
          <table:table-cell table:formula="of:=[.$B$37]/(([.$B$38]+[.D$2])*([.$B3]+1))" office:value-type="float" office:value="63157.8947368421" calcext:value-type="float">
            <text:p>63157,8947368421</text:p>
          </table:table-cell>
          <table:table-cell table:formula="of:=[.$B$37]/(([.$B$38]+[.E$2])*([.$B3]+1))" office:value-type="float" office:value="62337.6623376623" calcext:value-type="float">
            <text:p>62337,6623376623</text:p>
          </table:table-cell>
          <table:table-cell table:formula="of:=[.$B$37]/(([.$B$38]+[.F$2])*([.$B3]+1))" office:value-type="float" office:value="61538.4615384615" calcext:value-type="float">
            <text:p>61538,4615384615</text:p>
          </table:table-cell>
          <table:table-cell table:formula="of:=[.$B$37]/(([.$B$38]+[.G$2])*([.$B3]+1))" office:value-type="float" office:value="60759.4936708861" calcext:value-type="float">
            <text:p>60759,4936708861</text:p>
          </table:table-cell>
          <table:table-cell table:formula="of:=[.$B$37]/(([.$B$38]+[.H$2])*([.$B3]+1))" office:value-type="float" office:value="60000" calcext:value-type="float">
            <text:p>60000</text:p>
          </table:table-cell>
          <table:table-cell table:formula="of:=[.$B$37]/(([.$B$38]+[.I$2])*([.$B3]+1))" office:value-type="float" office:value="59259.2592592593" calcext:value-type="float">
            <text:p>59259,2592592593</text:p>
          </table:table-cell>
          <table:table-cell table:formula="of:=[.$B$37]/(([.$B$38]+[.J$2])*([.$B3]+1))" office:value-type="float" office:value="58536.5853658537" calcext:value-type="float">
            <text:p>58536,5853658537</text:p>
          </table:table-cell>
          <table:table-cell table:formula="of:=[.$B$37]/(([.$B$38]+[.K$2])*([.$B3]+1))" office:value-type="float" office:value="57831.3253012048" calcext:value-type="float">
            <text:p>57831,3253012048</text:p>
          </table:table-cell>
          <table:table-cell table:formula="of:=[.$B$37]/(([.$B$38]+[.L$2])*([.$B3]+1))" office:value-type="float" office:value="57142.8571428571" calcext:value-type="float">
            <text:p>57142,8571428571</text:p>
          </table:table-cell>
          <table:table-cell table:formula="of:=[.$B$37]/(([.$B$38]+[.M$2])*([.$B3]+1))" office:value-type="float" office:value="56470.5882352941" calcext:value-type="float">
            <text:p>56470,5882352941</text:p>
          </table:table-cell>
          <table:table-cell table:formula="of:=[.$B$37]/(([.$B$38]+[.N$2])*([.$B3]+1))" office:value-type="float" office:value="55813.9534883721" calcext:value-type="float">
            <text:p>55813,9534883721</text:p>
          </table:table-cell>
          <table:table-cell table:formula="of:=[.$B$37]/(([.$B$38]+[.O$2])*([.$B3]+1))" office:value-type="float" office:value="55172.4137931035" calcext:value-type="float">
            <text:p>55172,4137931035</text:p>
          </table:table-cell>
          <table:table-cell table:formula="of:=[.$B$37]/(([.$B$38]+[.P$2])*([.$B3]+1))" office:value-type="float" office:value="54545.4545454545" calcext:value-type="float">
            <text:p>54545,4545454545</text:p>
          </table:table-cell>
          <table:table-cell table:formula="of:=[.$B$37]/(([.$B$38]+[.Q$2])*([.$B3]+1))" office:value-type="float" office:value="53932.5842696629" calcext:value-type="float">
            <text:p>53932,5842696629</text:p>
          </table:table-cell>
          <table:table-cell table:formula="of:=[.$B$37]/(([.$B$38]+[.R$2])*([.$B3]+1))" office:value-type="float" office:value="53333.3333333333" calcext:value-type="float">
            <text:p>53333,3333333333</text:p>
          </table:table-cell>
          <table:table-cell table:number-columns-repeated="1007"/>
        </table:table-row>
        <table:table-row table:style-name="ro2">
          <table:table-cell/>
          <table:table-cell table:formula="of:=[.$B3]+1" office:value-type="float" office:value="25" calcext:value-type="float">
            <text:p>25</text:p>
          </table:table-cell>
          <table:table-cell table:formula="of:=[.$B$37]/(([.$B$38]+[.C$2])*([.$B4]+1))" office:value-type="float" office:value="61538.4615384615" calcext:value-type="float">
            <text:p>61538,4615384615</text:p>
          </table:table-cell>
          <table:table-cell table:formula="of:=[.$B$37]/(([.$B$38]+[.D$2])*([.$B4]+1))" office:value-type="float" office:value="60728.7449392713" calcext:value-type="float">
            <text:p>60728,7449392713</text:p>
          </table:table-cell>
          <table:table-cell table:formula="of:=[.$B$37]/(([.$B$38]+[.E$2])*([.$B4]+1))" office:value-type="float" office:value="59940.0599400599" calcext:value-type="float">
            <text:p>59940,0599400599</text:p>
          </table:table-cell>
          <table:table-cell table:formula="of:=[.$B$37]/(([.$B$38]+[.F$2])*([.$B4]+1))" office:value-type="float" office:value="59171.5976331361" calcext:value-type="float">
            <text:p>59171,5976331361</text:p>
          </table:table-cell>
          <table:table-cell table:formula="of:=[.$B$37]/(([.$B$38]+[.G$2])*([.$B4]+1))" office:value-type="float" office:value="58422.5900681597" calcext:value-type="float">
            <text:p>58422,5900681597</text:p>
          </table:table-cell>
          <table:table-cell table:formula="of:=[.$B$37]/(([.$B$38]+[.H$2])*([.$B4]+1))" office:value-type="float" office:value="57692.3076923077" calcext:value-type="float">
            <text:p>57692,3076923077</text:p>
          </table:table-cell>
          <table:table-cell table:formula="of:=[.$B$37]/(([.$B$38]+[.I$2])*([.$B4]+1))" office:value-type="float" office:value="56980.056980057" calcext:value-type="float">
            <text:p>56980,056980057</text:p>
          </table:table-cell>
          <table:table-cell table:formula="of:=[.$B$37]/(([.$B$38]+[.J$2])*([.$B4]+1))" office:value-type="float" office:value="56285.1782363978" calcext:value-type="float">
            <text:p>56285,1782363978</text:p>
          </table:table-cell>
          <table:table-cell table:formula="of:=[.$B$37]/(([.$B$38]+[.K$2])*([.$B4]+1))" office:value-type="float" office:value="55607.0435588508" calcext:value-type="float">
            <text:p>55607,0435588508</text:p>
          </table:table-cell>
          <table:table-cell table:formula="of:=[.$B$37]/(([.$B$38]+[.L$2])*([.$B4]+1))" office:value-type="float" office:value="54945.0549450549" calcext:value-type="float">
            <text:p>54945,0549450549</text:p>
          </table:table-cell>
          <table:table-cell table:formula="of:=[.$B$37]/(([.$B$38]+[.M$2])*([.$B4]+1))" office:value-type="float" office:value="54298.6425339367" calcext:value-type="float">
            <text:p>54298,6425339367</text:p>
          </table:table-cell>
          <table:table-cell table:formula="of:=[.$B$37]/(([.$B$38]+[.N$2])*([.$B4]+1))" office:value-type="float" office:value="53667.2629695886" calcext:value-type="float">
            <text:p>53667,2629695886</text:p>
          </table:table-cell>
          <table:table-cell table:formula="of:=[.$B$37]/(([.$B$38]+[.O$2])*([.$B4]+1))" office:value-type="float" office:value="53050.3978779841" calcext:value-type="float">
            <text:p>53050,3978779841</text:p>
          </table:table-cell>
          <table:table-cell table:formula="of:=[.$B$37]/(([.$B$38]+[.P$2])*([.$B4]+1))" office:value-type="float" office:value="52447.5524475525" calcext:value-type="float">
            <text:p>52447,5524475525</text:p>
          </table:table-cell>
          <table:table-cell table:formula="of:=[.$B$37]/(([.$B$38]+[.Q$2])*([.$B4]+1))" office:value-type="float" office:value="51858.2541054451" calcext:value-type="float">
            <text:p>51858,2541054451</text:p>
          </table:table-cell>
          <table:table-cell table:formula="of:=[.$B$37]/(([.$B$38]+[.R$2])*([.$B4]+1))" office:value-type="float" office:value="51282.0512820513" calcext:value-type="float">
            <text:p>51282,0512820513</text:p>
          </table:table-cell>
          <table:table-cell table:number-columns-repeated="1007"/>
        </table:table-row>
        <table:table-row table:style-name="ro2">
          <table:table-cell/>
          <table:table-cell table:formula="of:=[.$B4]+1" office:value-type="float" office:value="26" calcext:value-type="float">
            <text:p>26</text:p>
          </table:table-cell>
          <table:table-cell table:formula="of:=[.$B$37]/(([.$B$38]+[.C$2])*([.$B5]+1))" office:value-type="float" office:value="59259.2592592593" calcext:value-type="float">
            <text:p>59259,2592592593</text:p>
          </table:table-cell>
          <table:table-cell table:formula="of:=[.$B$37]/(([.$B$38]+[.D$2])*([.$B5]+1))" office:value-type="float" office:value="58479.5321637427" calcext:value-type="float">
            <text:p>58479,5321637427</text:p>
          </table:table-cell>
          <table:table-cell table:formula="of:=[.$B$37]/(([.$B$38]+[.E$2])*([.$B5]+1))" office:value-type="float" office:value="57720.0577200577" calcext:value-type="float">
            <text:p>57720,0577200577</text:p>
          </table:table-cell>
          <table:table-cell table:formula="of:=[.$B$37]/(([.$B$38]+[.F$2])*([.$B5]+1))" office:value-type="float" office:value="56980.056980057" calcext:value-type="float">
            <text:p>56980,056980057</text:p>
          </table:table-cell>
          <table:table-cell table:formula="of:=[.$B$37]/(([.$B$38]+[.G$2])*([.$B5]+1))" office:value-type="float" office:value="56258.7904360056" calcext:value-type="float">
            <text:p>56258,7904360056</text:p>
          </table:table-cell>
          <table:table-cell table:formula="of:=[.$B$37]/(([.$B$38]+[.H$2])*([.$B5]+1))" office:value-type="float" office:value="55555.5555555556" calcext:value-type="float">
            <text:p>55555,5555555556</text:p>
          </table:table-cell>
          <table:table-cell table:formula="of:=[.$B$37]/(([.$B$38]+[.I$2])*([.$B5]+1))" office:value-type="float" office:value="54869.6844993141" calcext:value-type="float">
            <text:p>54869,6844993141</text:p>
          </table:table-cell>
          <table:table-cell table:formula="of:=[.$B$37]/(([.$B$38]+[.J$2])*([.$B5]+1))" office:value-type="float" office:value="54200.5420054201" calcext:value-type="float">
            <text:p>54200,5420054201</text:p>
          </table:table-cell>
          <table:table-cell table:formula="of:=[.$B$37]/(([.$B$38]+[.K$2])*([.$B5]+1))" office:value-type="float" office:value="53547.5234270415" calcext:value-type="float">
            <text:p>53547,5234270415</text:p>
          </table:table-cell>
          <table:table-cell table:formula="of:=[.$B$37]/(([.$B$38]+[.L$2])*([.$B5]+1))" office:value-type="float" office:value="52910.0529100529" calcext:value-type="float">
            <text:p>52910,0529100529</text:p>
          </table:table-cell>
          <table:table-cell table:formula="of:=[.$B$37]/(([.$B$38]+[.M$2])*([.$B5]+1))" office:value-type="float" office:value="52287.5816993464" calcext:value-type="float">
            <text:p>52287,5816993464</text:p>
          </table:table-cell>
          <table:table-cell table:formula="of:=[.$B$37]/(([.$B$38]+[.N$2])*([.$B5]+1))" office:value-type="float" office:value="51679.5865633075" calcext:value-type="float">
            <text:p>51679,5865633075</text:p>
          </table:table-cell>
          <table:table-cell table:formula="of:=[.$B$37]/(([.$B$38]+[.O$2])*([.$B5]+1))" office:value-type="float" office:value="51085.5683269476" calcext:value-type="float">
            <text:p>51085,5683269476</text:p>
          </table:table-cell>
          <table:table-cell table:formula="of:=[.$B$37]/(([.$B$38]+[.P$2])*([.$B5]+1))" office:value-type="float" office:value="50505.0505050505" calcext:value-type="float">
            <text:p>50505,0505050505</text:p>
          </table:table-cell>
          <table:table-cell table:formula="of:=[.$B$37]/(([.$B$38]+[.Q$2])*([.$B5]+1))" office:value-type="float" office:value="49937.5780274657" calcext:value-type="float">
            <text:p>49937,5780274657</text:p>
          </table:table-cell>
          <table:table-cell table:formula="of:=[.$B$37]/(([.$B$38]+[.R$2])*([.$B5]+1))" office:value-type="float" office:value="49382.7160493827" calcext:value-type="float">
            <text:p>49382,7160493827</text:p>
          </table:table-cell>
          <table:table-cell table:number-columns-repeated="1007"/>
        </table:table-row>
        <table:table-row table:style-name="ro2">
          <table:table-cell/>
          <table:table-cell table:formula="of:=[.$B5]+1" office:value-type="float" office:value="27" calcext:value-type="float">
            <text:p>27</text:p>
          </table:table-cell>
          <table:table-cell table:formula="of:=[.$B$37]/(([.$B$38]+[.C$2])*([.$B6]+1))" office:value-type="float" office:value="57142.8571428571" calcext:value-type="float">
            <text:p>57142,8571428571</text:p>
          </table:table-cell>
          <table:table-cell table:formula="of:=[.$B$37]/(([.$B$38]+[.D$2])*([.$B6]+1))" office:value-type="float" office:value="56390.977443609" calcext:value-type="float">
            <text:p>56390,977443609</text:p>
          </table:table-cell>
          <table:table-cell table:formula="of:=[.$B$37]/(([.$B$38]+[.E$2])*([.$B6]+1))" office:value-type="float" office:value="55658.6270871985" calcext:value-type="float">
            <text:p>55658,6270871985</text:p>
          </table:table-cell>
          <table:table-cell table:formula="of:=[.$B$37]/(([.$B$38]+[.F$2])*([.$B6]+1))" office:value-type="float" office:value="54945.0549450549" calcext:value-type="float">
            <text:p>54945,0549450549</text:p>
          </table:table-cell>
          <table:table-cell table:formula="of:=[.$B$37]/(([.$B$38]+[.G$2])*([.$B6]+1))" office:value-type="float" office:value="54249.547920434" calcext:value-type="float">
            <text:p>54249,547920434</text:p>
          </table:table-cell>
          <table:table-cell table:formula="of:=[.$B$37]/(([.$B$38]+[.H$2])*([.$B6]+1))" office:value-type="float" office:value="53571.4285714286" calcext:value-type="float">
            <text:p>53571,4285714286</text:p>
          </table:table-cell>
          <table:table-cell table:formula="of:=[.$B$37]/(([.$B$38]+[.I$2])*([.$B6]+1))" office:value-type="float" office:value="52910.0529100529" calcext:value-type="float">
            <text:p>52910,0529100529</text:p>
          </table:table-cell>
          <table:table-cell table:formula="of:=[.$B$37]/(([.$B$38]+[.J$2])*([.$B6]+1))" office:value-type="float" office:value="52264.8083623693" calcext:value-type="float">
            <text:p>52264,8083623693</text:p>
          </table:table-cell>
          <table:table-cell table:formula="of:=[.$B$37]/(([.$B$38]+[.K$2])*([.$B6]+1))" office:value-type="float" office:value="51635.1118760757" calcext:value-type="float">
            <text:p>51635,1118760757</text:p>
          </table:table-cell>
          <table:table-cell table:formula="of:=[.$B$37]/(([.$B$38]+[.L$2])*([.$B6]+1))" office:value-type="float" office:value="51020.4081632653" calcext:value-type="float">
            <text:p>51020,4081632653</text:p>
          </table:table-cell>
          <table:table-cell table:formula="of:=[.$B$37]/(([.$B$38]+[.M$2])*([.$B6]+1))" office:value-type="float" office:value="50420.1680672269" calcext:value-type="float">
            <text:p>50420,1680672269</text:p>
          </table:table-cell>
          <table:table-cell table:formula="of:=[.$B$37]/(([.$B$38]+[.N$2])*([.$B6]+1))" office:value-type="float" office:value="49833.8870431894" calcext:value-type="float">
            <text:p>49833,8870431894</text:p>
          </table:table-cell>
          <table:table-cell table:formula="of:=[.$B$37]/(([.$B$38]+[.O$2])*([.$B6]+1))" office:value-type="float" office:value="49261.0837438424" calcext:value-type="float">
            <text:p>49261,0837438424</text:p>
          </table:table-cell>
          <table:table-cell table:formula="of:=[.$B$37]/(([.$B$38]+[.P$2])*([.$B6]+1))" office:value-type="float" office:value="48701.2987012987" calcext:value-type="float">
            <text:p>48701,2987012987</text:p>
          </table:table-cell>
          <table:table-cell table:formula="of:=[.$B$37]/(([.$B$38]+[.Q$2])*([.$B6]+1))" office:value-type="float" office:value="48154.0930979133" calcext:value-type="float">
            <text:p>48154,0930979133</text:p>
          </table:table-cell>
          <table:table-cell table:formula="of:=[.$B$37]/(([.$B$38]+[.R$2])*([.$B6]+1))" office:value-type="float" office:value="47619.0476190476" calcext:value-type="float">
            <text:p>47619,0476190476</text:p>
          </table:table-cell>
          <table:table-cell table:number-columns-repeated="1007"/>
        </table:table-row>
        <table:table-row table:style-name="ro2">
          <table:table-cell/>
          <table:table-cell table:formula="of:=[.$B6]+1" office:value-type="float" office:value="28" calcext:value-type="float">
            <text:p>28</text:p>
          </table:table-cell>
          <table:table-cell table:formula="of:=[.$B$37]/(([.$B$38]+[.C$2])*([.$B7]+1))" office:value-type="float" office:value="55172.4137931035" calcext:value-type="float">
            <text:p>55172,4137931035</text:p>
          </table:table-cell>
          <table:table-cell table:formula="of:=[.$B$37]/(([.$B$38]+[.D$2])*([.$B7]+1))" office:value-type="float" office:value="54446.4609800363" calcext:value-type="float">
            <text:p>54446,4609800363</text:p>
          </table:table-cell>
          <table:table-cell table:formula="of:=[.$B$37]/(([.$B$38]+[.E$2])*([.$B7]+1))" office:value-type="float" office:value="53739.3640841917" calcext:value-type="float">
            <text:p>53739,3640841917</text:p>
          </table:table-cell>
          <table:table-cell table:formula="of:=[.$B$37]/(([.$B$38]+[.F$2])*([.$B7]+1))" office:value-type="float" office:value="53050.3978779841" calcext:value-type="float">
            <text:p>53050,3978779841</text:p>
          </table:table-cell>
          <table:table-cell table:formula="of:=[.$B$37]/(([.$B$38]+[.G$2])*([.$B7]+1))" office:value-type="float" office:value="52378.8738542121" calcext:value-type="float">
            <text:p>52378,8738542121</text:p>
          </table:table-cell>
          <table:table-cell table:formula="of:=[.$B$37]/(([.$B$38]+[.H$2])*([.$B7]+1))" office:value-type="float" office:value="51724.1379310345" calcext:value-type="float">
            <text:p>51724,1379310345</text:p>
          </table:table-cell>
          <table:table-cell table:formula="of:=[.$B$37]/(([.$B$38]+[.I$2])*([.$B7]+1))" office:value-type="float" office:value="51085.5683269476" calcext:value-type="float">
            <text:p>51085,5683269476</text:p>
          </table:table-cell>
          <table:table-cell table:formula="of:=[.$B$37]/(([.$B$38]+[.J$2])*([.$B7]+1))" office:value-type="float" office:value="50462.5735912532" calcext:value-type="float">
            <text:p>50462,5735912532</text:p>
          </table:table-cell>
          <table:table-cell table:formula="of:=[.$B$37]/(([.$B$38]+[.K$2])*([.$B7]+1))" office:value-type="float" office:value="49854.5907769007" calcext:value-type="float">
            <text:p>49854,5907769007</text:p>
          </table:table-cell>
          <table:table-cell table:formula="of:=[.$B$37]/(([.$B$38]+[.L$2])*([.$B7]+1))" office:value-type="float" office:value="49261.0837438424" calcext:value-type="float">
            <text:p>49261,0837438424</text:p>
          </table:table-cell>
          <table:table-cell table:formula="of:=[.$B$37]/(([.$B$38]+[.M$2])*([.$B7]+1))" office:value-type="float" office:value="48681.5415821501" calcext:value-type="float">
            <text:p>48681,5415821501</text:p>
          </table:table-cell>
          <table:table-cell table:formula="of:=[.$B$37]/(([.$B$38]+[.N$2])*([.$B7]+1))" office:value-type="float" office:value="48115.4771451484" calcext:value-type="float">
            <text:p>48115,4771451484</text:p>
          </table:table-cell>
          <table:table-cell table:formula="of:=[.$B$37]/(([.$B$38]+[.O$2])*([.$B7]+1))" office:value-type="float" office:value="47562.4256837099" calcext:value-type="float">
            <text:p>47562,4256837099</text:p>
          </table:table-cell>
          <table:table-cell table:formula="of:=[.$B$37]/(([.$B$38]+[.P$2])*([.$B7]+1))" office:value-type="float" office:value="47021.9435736677" calcext:value-type="float">
            <text:p>47021,9435736677</text:p>
          </table:table-cell>
          <table:table-cell table:formula="of:=[.$B$37]/(([.$B$38]+[.Q$2])*([.$B7]+1))" office:value-type="float" office:value="46493.6071290198" calcext:value-type="float">
            <text:p>46493,6071290198</text:p>
          </table:table-cell>
          <table:table-cell table:formula="of:=[.$B$37]/(([.$B$38]+[.R$2])*([.$B7]+1))" office:value-type="float" office:value="45977.0114942529" calcext:value-type="float">
            <text:p>45977,0114942529</text:p>
          </table:table-cell>
          <table:table-cell table:number-columns-repeated="1007"/>
        </table:table-row>
        <table:table-row table:style-name="ro2">
          <table:table-cell/>
          <table:table-cell table:formula="of:=[.$B7]+1" office:value-type="float" office:value="29" calcext:value-type="float">
            <text:p>29</text:p>
          </table:table-cell>
          <table:table-cell table:formula="of:=[.$B$37]/(([.$B$38]+[.C$2])*([.$B8]+1))" office:value-type="float" office:value="53333.3333333333" calcext:value-type="float">
            <text:p>53333,3333333333</text:p>
          </table:table-cell>
          <table:table-cell table:formula="of:=[.$B$37]/(([.$B$38]+[.D$2])*([.$B8]+1))" office:value-type="float" office:value="52631.5789473684" calcext:value-type="float">
            <text:p>52631,5789473684</text:p>
          </table:table-cell>
          <table:table-cell table:formula="of:=[.$B$37]/(([.$B$38]+[.E$2])*([.$B8]+1))" office:value-type="float" office:value="51948.051948052" calcext:value-type="float">
            <text:p>51948,051948052</text:p>
          </table:table-cell>
          <table:table-cell table:formula="of:=[.$B$37]/(([.$B$38]+[.F$2])*([.$B8]+1))" office:value-type="float" office:value="51282.0512820513" calcext:value-type="float">
            <text:p>51282,0512820513</text:p>
          </table:table-cell>
          <table:table-cell table:formula="of:=[.$B$37]/(([.$B$38]+[.G$2])*([.$B8]+1))" office:value-type="float" office:value="50632.9113924051" calcext:value-type="float">
            <text:p>50632,9113924051</text:p>
          </table:table-cell>
          <table:table-cell table:formula="of:=[.$B$37]/(([.$B$38]+[.H$2])*([.$B8]+1))" office:value-type="float" office:value="50000" calcext:value-type="float">
            <text:p>50000</text:p>
          </table:table-cell>
          <table:table-cell table:formula="of:=[.$B$37]/(([.$B$38]+[.I$2])*([.$B8]+1))" office:value-type="float" office:value="49382.7160493827" calcext:value-type="float">
            <text:p>49382,7160493827</text:p>
          </table:table-cell>
          <table:table-cell table:formula="of:=[.$B$37]/(([.$B$38]+[.J$2])*([.$B8]+1))" office:value-type="float" office:value="48780.4878048781" calcext:value-type="float">
            <text:p>48780,4878048781</text:p>
          </table:table-cell>
          <table:table-cell table:formula="of:=[.$B$37]/(([.$B$38]+[.K$2])*([.$B8]+1))" office:value-type="float" office:value="48192.7710843374" calcext:value-type="float">
            <text:p>48192,7710843374</text:p>
          </table:table-cell>
          <table:table-cell table:formula="of:=[.$B$37]/(([.$B$38]+[.L$2])*([.$B8]+1))" office:value-type="float" office:value="47619.0476190476" calcext:value-type="float">
            <text:p>47619,0476190476</text:p>
          </table:table-cell>
          <table:table-cell table:formula="of:=[.$B$37]/(([.$B$38]+[.M$2])*([.$B8]+1))" office:value-type="float" office:value="47058.8235294118" calcext:value-type="float">
            <text:p>47058,8235294118</text:p>
          </table:table-cell>
          <table:table-cell table:formula="of:=[.$B$37]/(([.$B$38]+[.N$2])*([.$B8]+1))" office:value-type="float" office:value="46511.6279069767" calcext:value-type="float">
            <text:p>46511,6279069767</text:p>
          </table:table-cell>
          <table:table-cell table:formula="of:=[.$B$37]/(([.$B$38]+[.O$2])*([.$B8]+1))" office:value-type="float" office:value="45977.0114942529" calcext:value-type="float">
            <text:p>45977,0114942529</text:p>
          </table:table-cell>
          <table:table-cell table:formula="of:=[.$B$37]/(([.$B$38]+[.P$2])*([.$B8]+1))" office:value-type="float" office:value="45454.5454545455" calcext:value-type="float">
            <text:p>45454,5454545455</text:p>
          </table:table-cell>
          <table:table-cell table:formula="of:=[.$B$37]/(([.$B$38]+[.Q$2])*([.$B8]+1))" office:value-type="float" office:value="44943.8202247191" calcext:value-type="float">
            <text:p>44943,8202247191</text:p>
          </table:table-cell>
          <table:table-cell table:formula="of:=[.$B$37]/(([.$B$38]+[.R$2])*([.$B8]+1))" office:value-type="float" office:value="44444.4444444444" calcext:value-type="float">
            <text:p>44444,4444444444</text:p>
          </table:table-cell>
          <table:table-cell table:number-columns-repeated="1007"/>
        </table:table-row>
        <table:table-row table:style-name="ro2">
          <table:table-cell/>
          <table:table-cell table:formula="of:=[.$B8]+1" office:value-type="float" office:value="30" calcext:value-type="float">
            <text:p>30</text:p>
          </table:table-cell>
          <table:table-cell table:formula="of:=[.$B$37]/(([.$B$38]+[.C$2])*([.$B9]+1))" office:value-type="float" office:value="51612.9032258065" calcext:value-type="float">
            <text:p>51612,9032258065</text:p>
          </table:table-cell>
          <table:table-cell table:formula="of:=[.$B$37]/(([.$B$38]+[.D$2])*([.$B9]+1))" office:value-type="float" office:value="50933.7860780985" calcext:value-type="float">
            <text:p>50933,7860780985</text:p>
          </table:table-cell>
          <table:table-cell table:formula="of:=[.$B$37]/(([.$B$38]+[.E$2])*([.$B9]+1))" office:value-type="float" office:value="50272.3083368245" calcext:value-type="float">
            <text:p>50272,3083368245</text:p>
          </table:table-cell>
          <table:table-cell table:formula="of:=[.$B$37]/(([.$B$38]+[.F$2])*([.$B9]+1))" office:value-type="float" office:value="49627.7915632754" calcext:value-type="float">
            <text:p>49627,7915632754</text:p>
          </table:table-cell>
          <table:table-cell table:formula="of:=[.$B$37]/(([.$B$38]+[.G$2])*([.$B9]+1))" office:value-type="float" office:value="48999.5916700694" calcext:value-type="float">
            <text:p>48999,5916700694</text:p>
          </table:table-cell>
          <table:table-cell table:formula="of:=[.$B$37]/(([.$B$38]+[.H$2])*([.$B9]+1))" office:value-type="float" office:value="48387.0967741935" calcext:value-type="float">
            <text:p>48387,0967741935</text:p>
          </table:table-cell>
          <table:table-cell table:formula="of:=[.$B$37]/(([.$B$38]+[.I$2])*([.$B9]+1))" office:value-type="float" office:value="47789.7252090801" calcext:value-type="float">
            <text:p>47789,7252090801</text:p>
          </table:table-cell>
          <table:table-cell table:formula="of:=[.$B$37]/(([.$B$38]+[.J$2])*([.$B9]+1))" office:value-type="float" office:value="47206.9236821401" calcext:value-type="float">
            <text:p>47206,9236821401</text:p>
          </table:table-cell>
          <table:table-cell table:formula="of:=[.$B$37]/(([.$B$38]+[.K$2])*([.$B9]+1))" office:value-type="float" office:value="46638.1655654878" calcext:value-type="float">
            <text:p>46638,1655654878</text:p>
          </table:table-cell>
          <table:table-cell table:formula="of:=[.$B$37]/(([.$B$38]+[.L$2])*([.$B9]+1))" office:value-type="float" office:value="46082.9493087558" calcext:value-type="float">
            <text:p>46082,9493087558</text:p>
          </table:table-cell>
          <table:table-cell table:formula="of:=[.$B$37]/(([.$B$38]+[.M$2])*([.$B9]+1))" office:value-type="float" office:value="45540.7969639469" calcext:value-type="float">
            <text:p>45540,7969639469</text:p>
          </table:table-cell>
          <table:table-cell table:formula="of:=[.$B$37]/(([.$B$38]+[.N$2])*([.$B9]+1))" office:value-type="float" office:value="45011.2528132033" calcext:value-type="float">
            <text:p>45011,2528132033</text:p>
          </table:table-cell>
          <table:table-cell table:formula="of:=[.$B$37]/(([.$B$38]+[.O$2])*([.$B9]+1))" office:value-type="float" office:value="44493.8820912125" calcext:value-type="float">
            <text:p>44493,8820912125</text:p>
          </table:table-cell>
          <table:table-cell table:formula="of:=[.$B$37]/(([.$B$38]+[.P$2])*([.$B9]+1))" office:value-type="float" office:value="43988.2697947214" calcext:value-type="float">
            <text:p>43988,2697947214</text:p>
          </table:table-cell>
          <table:table-cell table:formula="of:=[.$B$37]/(([.$B$38]+[.Q$2])*([.$B9]+1))" office:value-type="float" office:value="43494.0195723088" calcext:value-type="float">
            <text:p>43494,0195723088</text:p>
          </table:table-cell>
          <table:table-cell table:formula="of:=[.$B$37]/(([.$B$38]+[.R$2])*([.$B9]+1))" office:value-type="float" office:value="43010.752688172" calcext:value-type="float">
            <text:p>43010,752688172</text:p>
          </table:table-cell>
          <table:table-cell table:number-columns-repeated="1007"/>
        </table:table-row>
        <table:table-row table:style-name="ro2">
          <table:table-cell/>
          <table:table-cell table:formula="of:=[.$B9]+1" office:value-type="float" office:value="31" calcext:value-type="float">
            <text:p>31</text:p>
          </table:table-cell>
          <table:table-cell table:formula="of:=[.$B$37]/(([.$B$38]+[.C$2])*([.$B10]+1))" office:value-type="float" office:value="50000" calcext:value-type="float">
            <text:p>50000</text:p>
          </table:table-cell>
          <table:table-cell table:formula="of:=[.$B$37]/(([.$B$38]+[.D$2])*([.$B10]+1))" office:value-type="float" office:value="49342.1052631579" calcext:value-type="float">
            <text:p>49342,1052631579</text:p>
          </table:table-cell>
          <table:table-cell table:formula="of:=[.$B$37]/(([.$B$38]+[.E$2])*([.$B10]+1))" office:value-type="float" office:value="48701.2987012987" calcext:value-type="float">
            <text:p>48701,2987012987</text:p>
          </table:table-cell>
          <table:table-cell table:formula="of:=[.$B$37]/(([.$B$38]+[.F$2])*([.$B10]+1))" office:value-type="float" office:value="48076.9230769231" calcext:value-type="float">
            <text:p>48076,9230769231</text:p>
          </table:table-cell>
          <table:table-cell table:formula="of:=[.$B$37]/(([.$B$38]+[.G$2])*([.$B10]+1))" office:value-type="float" office:value="47468.3544303797" calcext:value-type="float">
            <text:p>47468,3544303797</text:p>
          </table:table-cell>
          <table:table-cell table:formula="of:=[.$B$37]/(([.$B$38]+[.H$2])*([.$B10]+1))" office:value-type="float" office:value="46875" calcext:value-type="float">
            <text:p>46875</text:p>
          </table:table-cell>
          <table:table-cell table:formula="of:=[.$B$37]/(([.$B$38]+[.I$2])*([.$B10]+1))" office:value-type="float" office:value="46296.2962962963" calcext:value-type="float">
            <text:p>46296,2962962963</text:p>
          </table:table-cell>
          <table:table-cell table:formula="of:=[.$B$37]/(([.$B$38]+[.J$2])*([.$B10]+1))" office:value-type="float" office:value="45731.7073170732" calcext:value-type="float">
            <text:p>45731,7073170732</text:p>
          </table:table-cell>
          <table:table-cell table:formula="of:=[.$B$37]/(([.$B$38]+[.K$2])*([.$B10]+1))" office:value-type="float" office:value="45180.7228915663" calcext:value-type="float">
            <text:p>45180,7228915663</text:p>
          </table:table-cell>
          <table:table-cell table:formula="of:=[.$B$37]/(([.$B$38]+[.L$2])*([.$B10]+1))" office:value-type="float" office:value="44642.8571428571" calcext:value-type="float">
            <text:p>44642,8571428571</text:p>
          </table:table-cell>
          <table:table-cell table:formula="of:=[.$B$37]/(([.$B$38]+[.M$2])*([.$B10]+1))" office:value-type="float" office:value="44117.6470588235" calcext:value-type="float">
            <text:p>44117,6470588235</text:p>
          </table:table-cell>
          <table:table-cell table:formula="of:=[.$B$37]/(([.$B$38]+[.N$2])*([.$B10]+1))" office:value-type="float" office:value="43604.6511627907" calcext:value-type="float">
            <text:p>43604,6511627907</text:p>
          </table:table-cell>
          <table:table-cell table:formula="of:=[.$B$37]/(([.$B$38]+[.O$2])*([.$B10]+1))" office:value-type="float" office:value="43103.4482758621" calcext:value-type="float">
            <text:p>43103,4482758621</text:p>
          </table:table-cell>
          <table:table-cell table:formula="of:=[.$B$37]/(([.$B$38]+[.P$2])*([.$B10]+1))" office:value-type="float" office:value="42613.6363636364" calcext:value-type="float">
            <text:p>42613,6363636364</text:p>
          </table:table-cell>
          <table:table-cell table:formula="of:=[.$B$37]/(([.$B$38]+[.Q$2])*([.$B10]+1))" office:value-type="float" office:value="42134.8314606742" calcext:value-type="float">
            <text:p>42134,8314606742</text:p>
          </table:table-cell>
          <table:table-cell table:formula="of:=[.$B$37]/(([.$B$38]+[.R$2])*([.$B10]+1))" office:value-type="float" office:value="41666.6666666667" calcext:value-type="float">
            <text:p>41666,6666666667</text:p>
          </table:table-cell>
          <table:table-cell table:number-columns-repeated="1007"/>
        </table:table-row>
        <table:table-row table:style-name="ro2">
          <table:table-cell/>
          <table:table-cell table:formula="of:=[.$B10]+1" office:value-type="float" office:value="32" calcext:value-type="float">
            <text:p>32</text:p>
          </table:table-cell>
          <table:table-cell table:formula="of:=[.$B$37]/(([.$B$38]+[.C$2])*([.$B11]+1))" office:value-type="float" office:value="48484.8484848485" calcext:value-type="float">
            <text:p>48484,8484848485</text:p>
          </table:table-cell>
          <table:table-cell table:formula="of:=[.$B$37]/(([.$B$38]+[.D$2])*([.$B11]+1))" office:value-type="float" office:value="47846.8899521531" calcext:value-type="float">
            <text:p>47846,8899521531</text:p>
          </table:table-cell>
          <table:table-cell table:formula="of:=[.$B$37]/(([.$B$38]+[.E$2])*([.$B11]+1))" office:value-type="float" office:value="47225.5017709563" calcext:value-type="float">
            <text:p>47225,5017709563</text:p>
          </table:table-cell>
          <table:table-cell table:formula="of:=[.$B$37]/(([.$B$38]+[.F$2])*([.$B11]+1))" office:value-type="float" office:value="46620.0466200466" calcext:value-type="float">
            <text:p>46620,0466200466</text:p>
          </table:table-cell>
          <table:table-cell table:formula="of:=[.$B$37]/(([.$B$38]+[.G$2])*([.$B11]+1))" office:value-type="float" office:value="46029.919447641" calcext:value-type="float">
            <text:p>46029,919447641</text:p>
          </table:table-cell>
          <table:table-cell table:formula="of:=[.$B$37]/(([.$B$38]+[.H$2])*([.$B11]+1))" office:value-type="float" office:value="45454.5454545455" calcext:value-type="float">
            <text:p>45454,5454545455</text:p>
          </table:table-cell>
          <table:table-cell table:formula="of:=[.$B$37]/(([.$B$38]+[.I$2])*([.$B11]+1))" office:value-type="float" office:value="44893.3782267116" calcext:value-type="float">
            <text:p>44893,3782267116</text:p>
          </table:table-cell>
          <table:table-cell table:formula="of:=[.$B$37]/(([.$B$38]+[.J$2])*([.$B11]+1))" office:value-type="float" office:value="44345.8980044346" calcext:value-type="float">
            <text:p>44345,8980044346</text:p>
          </table:table-cell>
          <table:table-cell table:formula="of:=[.$B$37]/(([.$B$38]+[.K$2])*([.$B11]+1))" office:value-type="float" office:value="43811.6100766703" calcext:value-type="float">
            <text:p>43811,6100766703</text:p>
          </table:table-cell>
          <table:table-cell table:formula="of:=[.$B$37]/(([.$B$38]+[.L$2])*([.$B11]+1))" office:value-type="float" office:value="43290.0432900433" calcext:value-type="float">
            <text:p>43290,0432900433</text:p>
          </table:table-cell>
          <table:table-cell table:formula="of:=[.$B$37]/(([.$B$38]+[.M$2])*([.$B11]+1))" office:value-type="float" office:value="42780.7486631016" calcext:value-type="float">
            <text:p>42780,7486631016</text:p>
          </table:table-cell>
          <table:table-cell table:formula="of:=[.$B$37]/(([.$B$38]+[.N$2])*([.$B11]+1))" office:value-type="float" office:value="42283.2980972516" calcext:value-type="float">
            <text:p>42283,2980972516</text:p>
          </table:table-cell>
          <table:table-cell table:formula="of:=[.$B$37]/(([.$B$38]+[.O$2])*([.$B11]+1))" office:value-type="float" office:value="41797.2831765935" calcext:value-type="float">
            <text:p>41797,2831765935</text:p>
          </table:table-cell>
          <table:table-cell table:formula="of:=[.$B$37]/(([.$B$38]+[.P$2])*([.$B11]+1))" office:value-type="float" office:value="41322.3140495868" calcext:value-type="float">
            <text:p>41322,3140495868</text:p>
          </table:table-cell>
          <table:table-cell table:formula="of:=[.$B$37]/(([.$B$38]+[.Q$2])*([.$B11]+1))" office:value-type="float" office:value="40858.0183861083" calcext:value-type="float">
            <text:p>40858,0183861083</text:p>
          </table:table-cell>
          <table:table-cell table:formula="of:=[.$B$37]/(([.$B$38]+[.R$2])*([.$B11]+1))" office:value-type="float" office:value="40404.0404040404" calcext:value-type="float">
            <text:p>40404,0404040404</text:p>
          </table:table-cell>
          <table:table-cell table:number-columns-repeated="1007"/>
        </table:table-row>
        <table:table-row table:style-name="ro2">
          <table:table-cell/>
          <table:table-cell table:formula="of:=[.$B11]+1" office:value-type="float" office:value="33" calcext:value-type="float">
            <text:p>33</text:p>
          </table:table-cell>
          <table:table-cell table:formula="of:=[.$B$37]/(([.$B$38]+[.C$2])*([.$B12]+1))" office:value-type="float" office:value="47058.8235294118" calcext:value-type="float">
            <text:p>47058,8235294118</text:p>
          </table:table-cell>
          <table:table-cell table:formula="of:=[.$B$37]/(([.$B$38]+[.D$2])*([.$B12]+1))" office:value-type="float" office:value="46439.6284829721" calcext:value-type="float">
            <text:p>46439,6284829721</text:p>
          </table:table-cell>
          <table:table-cell table:formula="of:=[.$B$37]/(([.$B$38]+[.E$2])*([.$B12]+1))" office:value-type="float" office:value="45836.5164247517" calcext:value-type="float">
            <text:p>45836,5164247517</text:p>
          </table:table-cell>
          <table:table-cell table:formula="of:=[.$B$37]/(([.$B$38]+[.F$2])*([.$B12]+1))" office:value-type="float" office:value="45248.8687782805" calcext:value-type="float">
            <text:p>45248,8687782805</text:p>
          </table:table-cell>
          <table:table-cell table:formula="of:=[.$B$37]/(([.$B$38]+[.G$2])*([.$B12]+1))" office:value-type="float" office:value="44676.0982874162" calcext:value-type="float">
            <text:p>44676,0982874162</text:p>
          </table:table-cell>
          <table:table-cell table:formula="of:=[.$B$37]/(([.$B$38]+[.H$2])*([.$B12]+1))" office:value-type="float" office:value="44117.6470588235" calcext:value-type="float">
            <text:p>44117,6470588235</text:p>
          </table:table-cell>
          <table:table-cell table:formula="of:=[.$B$37]/(([.$B$38]+[.I$2])*([.$B12]+1))" office:value-type="float" office:value="43572.9847494553" calcext:value-type="float">
            <text:p>43572,9847494553</text:p>
          </table:table-cell>
          <table:table-cell table:formula="of:=[.$B$37]/(([.$B$38]+[.J$2])*([.$B12]+1))" office:value-type="float" office:value="43041.6068866571" calcext:value-type="float">
            <text:p>43041,6068866571</text:p>
          </table:table-cell>
          <table:table-cell table:formula="of:=[.$B$37]/(([.$B$38]+[.K$2])*([.$B12]+1))" office:value-type="float" office:value="42523.0333097094" calcext:value-type="float">
            <text:p>42523,0333097094</text:p>
          </table:table-cell>
          <table:table-cell table:formula="of:=[.$B$37]/(([.$B$38]+[.L$2])*([.$B12]+1))" office:value-type="float" office:value="42016.8067226891" calcext:value-type="float">
            <text:p>42016,8067226891</text:p>
          </table:table-cell>
          <table:table-cell table:formula="of:=[.$B$37]/(([.$B$38]+[.M$2])*([.$B12]+1))" office:value-type="float" office:value="41522.491349481" calcext:value-type="float">
            <text:p>41522,491349481</text:p>
          </table:table-cell>
          <table:table-cell table:formula="of:=[.$B$37]/(([.$B$38]+[.N$2])*([.$B12]+1))" office:value-type="float" office:value="41039.6716826265" calcext:value-type="float">
            <text:p>41039,6716826265</text:p>
          </table:table-cell>
          <table:table-cell table:formula="of:=[.$B$37]/(([.$B$38]+[.O$2])*([.$B12]+1))" office:value-type="float" office:value="40567.9513184584" calcext:value-type="float">
            <text:p>40567,9513184584</text:p>
          </table:table-cell>
          <table:table-cell table:formula="of:=[.$B$37]/(([.$B$38]+[.P$2])*([.$B12]+1))" office:value-type="float" office:value="40106.9518716578" calcext:value-type="float">
            <text:p>40106,9518716578</text:p>
          </table:table-cell>
          <table:table-cell table:formula="of:=[.$B$37]/(([.$B$38]+[.Q$2])*([.$B12]+1))" office:value-type="float" office:value="39656.3119629874" calcext:value-type="float">
            <text:p>39656,3119629874</text:p>
          </table:table-cell>
          <table:table-cell table:formula="of:=[.$B$37]/(([.$B$38]+[.R$2])*([.$B12]+1))" office:value-type="float" office:value="39215.6862745098" calcext:value-type="float">
            <text:p>39215,6862745098</text:p>
          </table:table-cell>
          <table:table-cell table:number-columns-repeated="1007"/>
        </table:table-row>
        <table:table-row table:style-name="ro2">
          <table:table-cell/>
          <table:table-cell table:formula="of:=[.$B12]+1" office:value-type="float" office:value="34" calcext:value-type="float">
            <text:p>34</text:p>
          </table:table-cell>
          <table:table-cell table:formula="of:=[.$B$37]/(([.$B$38]+[.C$2])*([.$B13]+1))" office:value-type="float" office:value="45714.2857142857" calcext:value-type="float">
            <text:p>45714,2857142857</text:p>
          </table:table-cell>
          <table:table-cell table:formula="of:=[.$B$37]/(([.$B$38]+[.D$2])*([.$B13]+1))" office:value-type="float" office:value="45112.7819548872" calcext:value-type="float">
            <text:p>45112,7819548872</text:p>
          </table:table-cell>
          <table:table-cell table:formula="of:=[.$B$37]/(([.$B$38]+[.E$2])*([.$B13]+1))" office:value-type="float" office:value="44526.9016697588" calcext:value-type="float">
            <text:p>44526,9016697588</text:p>
          </table:table-cell>
          <table:table-cell table:formula="of:=[.$B$37]/(([.$B$38]+[.F$2])*([.$B13]+1))" office:value-type="float" office:value="43956.043956044" calcext:value-type="float">
            <text:p>43956,043956044</text:p>
          </table:table-cell>
          <table:table-cell table:formula="of:=[.$B$37]/(([.$B$38]+[.G$2])*([.$B13]+1))" office:value-type="float" office:value="43399.6383363472" calcext:value-type="float">
            <text:p>43399,6383363472</text:p>
          </table:table-cell>
          <table:table-cell table:formula="of:=[.$B$37]/(([.$B$38]+[.H$2])*([.$B13]+1))" office:value-type="float" office:value="42857.1428571429" calcext:value-type="float">
            <text:p>42857,1428571429</text:p>
          </table:table-cell>
          <table:table-cell table:formula="of:=[.$B$37]/(([.$B$38]+[.I$2])*([.$B13]+1))" office:value-type="float" office:value="42328.0423280423" calcext:value-type="float">
            <text:p>42328,0423280423</text:p>
          </table:table-cell>
          <table:table-cell table:formula="of:=[.$B$37]/(([.$B$38]+[.J$2])*([.$B13]+1))" office:value-type="float" office:value="41811.8466898955" calcext:value-type="float">
            <text:p>41811,8466898955</text:p>
          </table:table-cell>
          <table:table-cell table:formula="of:=[.$B$37]/(([.$B$38]+[.K$2])*([.$B13]+1))" office:value-type="float" office:value="41308.0895008606" calcext:value-type="float">
            <text:p>41308,0895008606</text:p>
          </table:table-cell>
          <table:table-cell table:formula="of:=[.$B$37]/(([.$B$38]+[.L$2])*([.$B13]+1))" office:value-type="float" office:value="40816.3265306123" calcext:value-type="float">
            <text:p>40816,3265306123</text:p>
          </table:table-cell>
          <table:table-cell table:formula="of:=[.$B$37]/(([.$B$38]+[.M$2])*([.$B13]+1))" office:value-type="float" office:value="40336.1344537815" calcext:value-type="float">
            <text:p>40336,1344537815</text:p>
          </table:table-cell>
          <table:table-cell table:formula="of:=[.$B$37]/(([.$B$38]+[.N$2])*([.$B13]+1))" office:value-type="float" office:value="39867.1096345515" calcext:value-type="float">
            <text:p>39867,1096345515</text:p>
          </table:table-cell>
          <table:table-cell table:formula="of:=[.$B$37]/(([.$B$38]+[.O$2])*([.$B13]+1))" office:value-type="float" office:value="39408.8669950739" calcext:value-type="float">
            <text:p>39408,8669950739</text:p>
          </table:table-cell>
          <table:table-cell table:formula="of:=[.$B$37]/(([.$B$38]+[.P$2])*([.$B13]+1))" office:value-type="float" office:value="38961.038961039" calcext:value-type="float">
            <text:p>38961,038961039</text:p>
          </table:table-cell>
          <table:table-cell table:formula="of:=[.$B$37]/(([.$B$38]+[.Q$2])*([.$B13]+1))" office:value-type="float" office:value="38523.2744783307" calcext:value-type="float">
            <text:p>38523,2744783307</text:p>
          </table:table-cell>
          <table:table-cell table:formula="of:=[.$B$37]/(([.$B$38]+[.R$2])*([.$B13]+1))" office:value-type="float" office:value="38095.2380952381" calcext:value-type="float">
            <text:p>38095,2380952381</text:p>
          </table:table-cell>
          <table:table-cell table:number-columns-repeated="1007"/>
        </table:table-row>
        <table:table-row table:style-name="ro2">
          <table:table-cell/>
          <table:table-cell table:formula="of:=[.$B13]+1" office:value-type="float" office:value="35" calcext:value-type="float">
            <text:p>35</text:p>
          </table:table-cell>
          <table:table-cell table:formula="of:=[.$B$37]/(([.$B$38]+[.C$2])*([.$B14]+1))" office:value-type="float" office:value="44444.4444444444" calcext:value-type="float">
            <text:p>44444,4444444444</text:p>
          </table:table-cell>
          <table:table-cell table:formula="of:=[.$B$37]/(([.$B$38]+[.D$2])*([.$B14]+1))" office:value-type="float" office:value="43859.649122807" calcext:value-type="float">
            <text:p>43859,649122807</text:p>
          </table:table-cell>
          <table:table-cell table:formula="of:=[.$B$37]/(([.$B$38]+[.E$2])*([.$B14]+1))" office:value-type="float" office:value="43290.0432900433" calcext:value-type="float">
            <text:p>43290,0432900433</text:p>
          </table:table-cell>
          <table:table-cell table:formula="of:=[.$B$37]/(([.$B$38]+[.F$2])*([.$B14]+1))" office:value-type="float" office:value="42735.0427350427" calcext:value-type="float">
            <text:p>42735,0427350427</text:p>
          </table:table-cell>
          <table:table-cell table:formula="of:=[.$B$37]/(([.$B$38]+[.G$2])*([.$B14]+1))" office:value-type="float" office:value="42194.0928270042" calcext:value-type="float">
            <text:p>42194,0928270042</text:p>
          </table:table-cell>
          <table:table-cell table:formula="of:=[.$B$37]/(([.$B$38]+[.H$2])*([.$B14]+1))" office:value-type="float" office:value="41666.6666666667" calcext:value-type="float">
            <text:p>41666,6666666667</text:p>
          </table:table-cell>
          <table:table-cell table:formula="of:=[.$B$37]/(([.$B$38]+[.I$2])*([.$B14]+1))" office:value-type="float" office:value="41152.2633744856" calcext:value-type="float">
            <text:p>41152,2633744856</text:p>
          </table:table-cell>
          <table:table-cell table:formula="of:=[.$B$37]/(([.$B$38]+[.J$2])*([.$B14]+1))" office:value-type="float" office:value="40650.406504065" calcext:value-type="float">
            <text:p>40650,406504065</text:p>
          </table:table-cell>
          <table:table-cell table:formula="of:=[.$B$37]/(([.$B$38]+[.K$2])*([.$B14]+1))" office:value-type="float" office:value="40160.6425702811" calcext:value-type="float">
            <text:p>40160,6425702811</text:p>
          </table:table-cell>
          <table:table-cell table:formula="of:=[.$B$37]/(([.$B$38]+[.L$2])*([.$B14]+1))" office:value-type="float" office:value="39682.5396825397" calcext:value-type="float">
            <text:p>39682,5396825397</text:p>
          </table:table-cell>
          <table:table-cell table:formula="of:=[.$B$37]/(([.$B$38]+[.M$2])*([.$B14]+1))" office:value-type="float" office:value="39215.6862745098" calcext:value-type="float">
            <text:p>39215,6862745098</text:p>
          </table:table-cell>
          <table:table-cell table:formula="of:=[.$B$37]/(([.$B$38]+[.N$2])*([.$B14]+1))" office:value-type="float" office:value="38759.6899224806" calcext:value-type="float">
            <text:p>38759,6899224806</text:p>
          </table:table-cell>
          <table:table-cell table:formula="of:=[.$B$37]/(([.$B$38]+[.O$2])*([.$B14]+1))" office:value-type="float" office:value="38314.1762452107" calcext:value-type="float">
            <text:p>38314,1762452107</text:p>
          </table:table-cell>
          <table:table-cell table:formula="of:=[.$B$37]/(([.$B$38]+[.P$2])*([.$B14]+1))" office:value-type="float" office:value="37878.7878787879" calcext:value-type="float">
            <text:p>37878,7878787879</text:p>
          </table:table-cell>
          <table:table-cell table:formula="of:=[.$B$37]/(([.$B$38]+[.Q$2])*([.$B14]+1))" office:value-type="float" office:value="37453.1835205993" calcext:value-type="float">
            <text:p>37453,1835205993</text:p>
          </table:table-cell>
          <table:table-cell table:formula="of:=[.$B$37]/(([.$B$38]+[.R$2])*([.$B14]+1))" office:value-type="float" office:value="37037.037037037" calcext:value-type="float">
            <text:p>37037,037037037</text:p>
          </table:table-cell>
          <table:table-cell table:number-columns-repeated="1007"/>
        </table:table-row>
        <table:table-row table:style-name="ro2">
          <table:table-cell/>
          <table:table-cell table:formula="of:=[.$B14]+1" office:value-type="float" office:value="36" calcext:value-type="float">
            <text:p>36</text:p>
          </table:table-cell>
          <table:table-cell table:formula="of:=[.$B$37]/(([.$B$38]+[.C$2])*([.$B15]+1))" office:value-type="float" office:value="43243.2432432432" calcext:value-type="float">
            <text:p>43243,2432432432</text:p>
          </table:table-cell>
          <table:table-cell table:formula="of:=[.$B$37]/(([.$B$38]+[.D$2])*([.$B15]+1))" office:value-type="float" office:value="42674.253200569" calcext:value-type="float">
            <text:p>42674,253200569</text:p>
          </table:table-cell>
          <table:table-cell table:formula="of:=[.$B$37]/(([.$B$38]+[.E$2])*([.$B15]+1))" office:value-type="float" office:value="42120.0421200421" calcext:value-type="float">
            <text:p>42120,0421200421</text:p>
          </table:table-cell>
          <table:table-cell table:formula="of:=[.$B$37]/(([.$B$38]+[.F$2])*([.$B15]+1))" office:value-type="float" office:value="41580.0415800416" calcext:value-type="float">
            <text:p>41580,0415800416</text:p>
          </table:table-cell>
          <table:table-cell table:formula="of:=[.$B$37]/(([.$B$38]+[.G$2])*([.$B15]+1))" office:value-type="float" office:value="41053.7119397879" calcext:value-type="float">
            <text:p>41053,7119397879</text:p>
          </table:table-cell>
          <table:table-cell table:formula="of:=[.$B$37]/(([.$B$38]+[.H$2])*([.$B15]+1))" office:value-type="float" office:value="40540.5405405405" calcext:value-type="float">
            <text:p>40540,5405405405</text:p>
          </table:table-cell>
          <table:table-cell table:formula="of:=[.$B$37]/(([.$B$38]+[.I$2])*([.$B15]+1))" office:value-type="float" office:value="40040.04004004" calcext:value-type="float">
            <text:p>40040,04004004</text:p>
          </table:table-cell>
          <table:table-cell table:formula="of:=[.$B$37]/(([.$B$38]+[.J$2])*([.$B15]+1))" office:value-type="float" office:value="39551.74686882" calcext:value-type="float">
            <text:p>39551,74686882</text:p>
          </table:table-cell>
          <table:table-cell table:formula="of:=[.$B$37]/(([.$B$38]+[.K$2])*([.$B15]+1))" office:value-type="float" office:value="39075.2197981114" calcext:value-type="float">
            <text:p>39075,2197981114</text:p>
          </table:table-cell>
          <table:table-cell table:formula="of:=[.$B$37]/(([.$B$38]+[.L$2])*([.$B15]+1))" office:value-type="float" office:value="38610.0386100386" calcext:value-type="float">
            <text:p>38610,0386100386</text:p>
          </table:table-cell>
          <table:table-cell table:formula="of:=[.$B$37]/(([.$B$38]+[.M$2])*([.$B15]+1))" office:value-type="float" office:value="38155.8028616852" calcext:value-type="float">
            <text:p>38155,8028616852</text:p>
          </table:table-cell>
          <table:table-cell table:formula="of:=[.$B$37]/(([.$B$38]+[.N$2])*([.$B15]+1))" office:value-type="float" office:value="37712.1307353866" calcext:value-type="float">
            <text:p>37712,1307353866</text:p>
          </table:table-cell>
          <table:table-cell table:formula="of:=[.$B$37]/(([.$B$38]+[.O$2])*([.$B15]+1))" office:value-type="float" office:value="37278.6579683131" calcext:value-type="float">
            <text:p>37278,6579683131</text:p>
          </table:table-cell>
          <table:table-cell table:formula="of:=[.$B$37]/(([.$B$38]+[.P$2])*([.$B15]+1))" office:value-type="float" office:value="36855.0368550369" calcext:value-type="float">
            <text:p>36855,0368550369</text:p>
          </table:table-cell>
          <table:table-cell table:formula="of:=[.$B$37]/(([.$B$38]+[.Q$2])*([.$B15]+1))" office:value-type="float" office:value="36440.9353173398" calcext:value-type="float">
            <text:p>36440,9353173398</text:p>
          </table:table-cell>
          <table:table-cell table:formula="of:=[.$B$37]/(([.$B$38]+[.R$2])*([.$B15]+1))" office:value-type="float" office:value="36036.036036036" calcext:value-type="float">
            <text:p>36036,036036036</text:p>
          </table:table-cell>
          <table:table-cell table:number-columns-repeated="1007"/>
        </table:table-row>
        <table:table-row table:style-name="ro2">
          <table:table-cell/>
          <table:table-cell table:formula="of:=[.$B15]+1" office:value-type="float" office:value="37" calcext:value-type="float">
            <text:p>37</text:p>
          </table:table-cell>
          <table:table-cell table:formula="of:=[.$B$37]/(([.$B$38]+[.C$2])*([.$B16]+1))" office:value-type="float" office:value="42105.2631578947" calcext:value-type="float">
            <text:p>42105,2631578947</text:p>
          </table:table-cell>
          <table:table-cell table:formula="of:=[.$B$37]/(([.$B$38]+[.D$2])*([.$B16]+1))" office:value-type="float" office:value="41551.2465373961" calcext:value-type="float">
            <text:p>41551,2465373961</text:p>
          </table:table-cell>
          <table:table-cell table:formula="of:=[.$B$37]/(([.$B$38]+[.E$2])*([.$B16]+1))" office:value-type="float" office:value="41011.6199589884" calcext:value-type="float">
            <text:p>41011,6199589884</text:p>
          </table:table-cell>
          <table:table-cell table:formula="of:=[.$B$37]/(([.$B$38]+[.F$2])*([.$B16]+1))" office:value-type="float" office:value="40485.8299595142" calcext:value-type="float">
            <text:p>40485,8299595142</text:p>
          </table:table-cell>
          <table:table-cell table:formula="of:=[.$B$37]/(([.$B$38]+[.G$2])*([.$B16]+1))" office:value-type="float" office:value="39973.3510992672" calcext:value-type="float">
            <text:p>39973,3510992672</text:p>
          </table:table-cell>
          <table:table-cell table:formula="of:=[.$B$37]/(([.$B$38]+[.H$2])*([.$B16]+1))" office:value-type="float" office:value="39473.6842105263" calcext:value-type="float">
            <text:p>39473,6842105263</text:p>
          </table:table-cell>
          <table:table-cell table:formula="of:=[.$B$37]/(([.$B$38]+[.I$2])*([.$B16]+1))" office:value-type="float" office:value="38986.3547758285" calcext:value-type="float">
            <text:p>38986,3547758285</text:p>
          </table:table-cell>
          <table:table-cell table:formula="of:=[.$B$37]/(([.$B$38]+[.J$2])*([.$B16]+1))" office:value-type="float" office:value="38510.9114249037" calcext:value-type="float">
            <text:p>38510,9114249037</text:p>
          </table:table-cell>
          <table:table-cell table:formula="of:=[.$B$37]/(([.$B$38]+[.K$2])*([.$B16]+1))" office:value-type="float" office:value="38046.9245402663" calcext:value-type="float">
            <text:p>38046,9245402663</text:p>
          </table:table-cell>
          <table:table-cell table:formula="of:=[.$B$37]/(([.$B$38]+[.L$2])*([.$B16]+1))" office:value-type="float" office:value="37593.984962406" calcext:value-type="float">
            <text:p>37593,984962406</text:p>
          </table:table-cell>
          <table:table-cell table:formula="of:=[.$B$37]/(([.$B$38]+[.M$2])*([.$B16]+1))" office:value-type="float" office:value="37151.7027863777" calcext:value-type="float">
            <text:p>37151,7027863777</text:p>
          </table:table-cell>
          <table:table-cell table:formula="of:=[.$B$37]/(([.$B$38]+[.N$2])*([.$B16]+1))" office:value-type="float" office:value="36719.7062423501" calcext:value-type="float">
            <text:p>36719,7062423501</text:p>
          </table:table-cell>
          <table:table-cell table:formula="of:=[.$B$37]/(([.$B$38]+[.O$2])*([.$B16]+1))" office:value-type="float" office:value="36297.6406533575" calcext:value-type="float">
            <text:p>36297,6406533575</text:p>
          </table:table-cell>
          <table:table-cell table:formula="of:=[.$B$37]/(([.$B$38]+[.P$2])*([.$B16]+1))" office:value-type="float" office:value="35885.1674641148" calcext:value-type="float">
            <text:p>35885,1674641148</text:p>
          </table:table-cell>
          <table:table-cell table:formula="of:=[.$B$37]/(([.$B$38]+[.Q$2])*([.$B16]+1))" office:value-type="float" office:value="35481.9633353046" calcext:value-type="float">
            <text:p>35481,9633353046</text:p>
          </table:table-cell>
          <table:table-cell table:formula="of:=[.$B$37]/(([.$B$38]+[.R$2])*([.$B16]+1))" office:value-type="float" office:value="35087.7192982456" calcext:value-type="float">
            <text:p>35087,7192982456</text:p>
          </table:table-cell>
          <table:table-cell table:number-columns-repeated="1007"/>
        </table:table-row>
        <table:table-row table:style-name="ro2">
          <table:table-cell/>
          <table:table-cell table:formula="of:=[.$B16]+1" office:value-type="float" office:value="38" calcext:value-type="float">
            <text:p>38</text:p>
          </table:table-cell>
          <table:table-cell table:formula="of:=[.$B$37]/(([.$B$38]+[.C$2])*([.$B17]+1))" office:value-type="float" office:value="41025.641025641" calcext:value-type="float">
            <text:p>41025,641025641</text:p>
          </table:table-cell>
          <table:table-cell table:formula="of:=[.$B$37]/(([.$B$38]+[.D$2])*([.$B17]+1))" office:value-type="float" office:value="40485.8299595142" calcext:value-type="float">
            <text:p>40485,8299595142</text:p>
          </table:table-cell>
          <table:table-cell table:formula="of:=[.$B$37]/(([.$B$38]+[.E$2])*([.$B17]+1))" office:value-type="float" office:value="39960.03996004" calcext:value-type="float">
            <text:p>39960,03996004</text:p>
          </table:table-cell>
          <table:table-cell table:formula="of:=[.$B$37]/(([.$B$38]+[.F$2])*([.$B17]+1))" office:value-type="float" office:value="39447.7317554241" calcext:value-type="float">
            <text:p>39447,7317554241</text:p>
          </table:table-cell>
          <table:table-cell table:formula="of:=[.$B$37]/(([.$B$38]+[.G$2])*([.$B17]+1))" office:value-type="float" office:value="38948.3933787731" calcext:value-type="float">
            <text:p>38948,3933787731</text:p>
          </table:table-cell>
          <table:table-cell table:formula="of:=[.$B$37]/(([.$B$38]+[.H$2])*([.$B17]+1))" office:value-type="float" office:value="38461.5384615385" calcext:value-type="float">
            <text:p>38461,5384615385</text:p>
          </table:table-cell>
          <table:table-cell table:formula="of:=[.$B$37]/(([.$B$38]+[.I$2])*([.$B17]+1))" office:value-type="float" office:value="37986.7046533713" calcext:value-type="float">
            <text:p>37986,7046533713</text:p>
          </table:table-cell>
          <table:table-cell table:formula="of:=[.$B$37]/(([.$B$38]+[.J$2])*([.$B17]+1))" office:value-type="float" office:value="37523.4521575985" calcext:value-type="float">
            <text:p>37523,4521575985</text:p>
          </table:table-cell>
          <table:table-cell table:formula="of:=[.$B$37]/(([.$B$38]+[.K$2])*([.$B17]+1))" office:value-type="float" office:value="37071.3623725672" calcext:value-type="float">
            <text:p>37071,3623725672</text:p>
          </table:table-cell>
          <table:table-cell table:formula="of:=[.$B$37]/(([.$B$38]+[.L$2])*([.$B17]+1))" office:value-type="float" office:value="36630.0366300366" calcext:value-type="float">
            <text:p>36630,0366300366</text:p>
          </table:table-cell>
          <table:table-cell table:formula="of:=[.$B$37]/(([.$B$38]+[.M$2])*([.$B17]+1))" office:value-type="float" office:value="36199.0950226244" calcext:value-type="float">
            <text:p>36199,0950226244</text:p>
          </table:table-cell>
          <table:table-cell table:formula="of:=[.$B$37]/(([.$B$38]+[.N$2])*([.$B17]+1))" office:value-type="float" office:value="35778.175313059" calcext:value-type="float">
            <text:p>35778,175313059</text:p>
          </table:table-cell>
          <table:table-cell table:formula="of:=[.$B$37]/(([.$B$38]+[.O$2])*([.$B17]+1))" office:value-type="float" office:value="35366.9319186561" calcext:value-type="float">
            <text:p>35366,9319186561</text:p>
          </table:table-cell>
          <table:table-cell table:formula="of:=[.$B$37]/(([.$B$38]+[.P$2])*([.$B17]+1))" office:value-type="float" office:value="34965.034965035" calcext:value-type="float">
            <text:p>34965,034965035</text:p>
          </table:table-cell>
          <table:table-cell table:formula="of:=[.$B$37]/(([.$B$38]+[.Q$2])*([.$B17]+1))" office:value-type="float" office:value="34572.1694036301" calcext:value-type="float">
            <text:p>34572,1694036301</text:p>
          </table:table-cell>
          <table:table-cell table:formula="of:=[.$B$37]/(([.$B$38]+[.R$2])*([.$B17]+1))" office:value-type="float" office:value="34188.0341880342" calcext:value-type="float">
            <text:p>34188,0341880342</text:p>
          </table:table-cell>
          <table:table-cell table:number-columns-repeated="1007"/>
        </table:table-row>
        <table:table-row table:style-name="ro2">
          <table:table-cell/>
          <table:table-cell table:formula="of:=[.$B17]+1" office:value-type="float" office:value="39" calcext:value-type="float">
            <text:p>39</text:p>
          </table:table-cell>
          <table:table-cell table:formula="of:=[.$B$37]/(([.$B$38]+[.C$2])*([.$B18]+1))" office:value-type="float" office:value="40000" calcext:value-type="float">
            <text:p>40000</text:p>
          </table:table-cell>
          <table:table-cell table:formula="of:=[.$B$37]/(([.$B$38]+[.D$2])*([.$B18]+1))" office:value-type="float" office:value="39473.6842105263" calcext:value-type="float">
            <text:p>39473,6842105263</text:p>
          </table:table-cell>
          <table:table-cell table:formula="of:=[.$B$37]/(([.$B$38]+[.E$2])*([.$B18]+1))" office:value-type="float" office:value="38961.038961039" calcext:value-type="float">
            <text:p>38961,038961039</text:p>
          </table:table-cell>
          <table:table-cell table:formula="of:=[.$B$37]/(([.$B$38]+[.F$2])*([.$B18]+1))" office:value-type="float" office:value="38461.5384615385" calcext:value-type="float">
            <text:p>38461,5384615385</text:p>
          </table:table-cell>
          <table:table-cell table:formula="of:=[.$B$37]/(([.$B$38]+[.G$2])*([.$B18]+1))" office:value-type="float" office:value="37974.6835443038" calcext:value-type="float">
            <text:p>37974,6835443038</text:p>
          </table:table-cell>
          <table:table-cell table:formula="of:=[.$B$37]/(([.$B$38]+[.H$2])*([.$B18]+1))" office:value-type="float" office:value="37500" calcext:value-type="float">
            <text:p>37500</text:p>
          </table:table-cell>
          <table:table-cell table:formula="of:=[.$B$37]/(([.$B$38]+[.I$2])*([.$B18]+1))" office:value-type="float" office:value="37037.037037037" calcext:value-type="float">
            <text:p>37037,037037037</text:p>
          </table:table-cell>
          <table:table-cell table:formula="of:=[.$B$37]/(([.$B$38]+[.J$2])*([.$B18]+1))" office:value-type="float" office:value="36585.3658536585" calcext:value-type="float">
            <text:p>36585,3658536585</text:p>
          </table:table-cell>
          <table:table-cell table:formula="of:=[.$B$37]/(([.$B$38]+[.K$2])*([.$B18]+1))" office:value-type="float" office:value="36144.578313253" calcext:value-type="float">
            <text:p>36144,578313253</text:p>
          </table:table-cell>
          <table:table-cell table:formula="of:=[.$B$37]/(([.$B$38]+[.L$2])*([.$B18]+1))" office:value-type="float" office:value="35714.2857142857" calcext:value-type="float">
            <text:p>35714,2857142857</text:p>
          </table:table-cell>
          <table:table-cell table:formula="of:=[.$B$37]/(([.$B$38]+[.M$2])*([.$B18]+1))" office:value-type="float" office:value="35294.1176470588" calcext:value-type="float">
            <text:p>35294,1176470588</text:p>
          </table:table-cell>
          <table:table-cell table:formula="of:=[.$B$37]/(([.$B$38]+[.N$2])*([.$B18]+1))" office:value-type="float" office:value="34883.7209302326" calcext:value-type="float">
            <text:p>34883,7209302326</text:p>
          </table:table-cell>
          <table:table-cell table:formula="of:=[.$B$37]/(([.$B$38]+[.O$2])*([.$B18]+1))" office:value-type="float" office:value="34482.7586206897" calcext:value-type="float">
            <text:p>34482,7586206897</text:p>
          </table:table-cell>
          <table:table-cell table:formula="of:=[.$B$37]/(([.$B$38]+[.P$2])*([.$B18]+1))" office:value-type="float" office:value="34090.9090909091" calcext:value-type="float">
            <text:p>34090,9090909091</text:p>
          </table:table-cell>
          <table:table-cell table:formula="of:=[.$B$37]/(([.$B$38]+[.Q$2])*([.$B18]+1))" office:value-type="float" office:value="33707.8651685393" calcext:value-type="float">
            <text:p>33707,8651685393</text:p>
          </table:table-cell>
          <table:table-cell table:formula="of:=[.$B$37]/(([.$B$38]+[.R$2])*([.$B18]+1))" office:value-type="float" office:value="33333.3333333333" calcext:value-type="float">
            <text:p>33333,3333333333</text:p>
          </table:table-cell>
          <table:table-cell table:number-columns-repeated="1007"/>
        </table:table-row>
        <table:table-row table:style-name="ro2">
          <table:table-cell/>
          <table:table-cell table:formula="of:=[.$B18]+1" office:value-type="float" office:value="40" calcext:value-type="float">
            <text:p>40</text:p>
          </table:table-cell>
          <table:table-cell table:formula="of:=[.$B$37]/(([.$B$38]+[.C$2])*([.$B19]+1))" office:value-type="float" office:value="39024.3902439024" calcext:value-type="float">
            <text:p>39024,3902439024</text:p>
          </table:table-cell>
          <table:table-cell table:formula="of:=[.$B$37]/(([.$B$38]+[.D$2])*([.$B19]+1))" office:value-type="float" office:value="38510.9114249037" calcext:value-type="float">
            <text:p>38510,9114249037</text:p>
          </table:table-cell>
          <table:table-cell table:formula="of:=[.$B$37]/(([.$B$38]+[.E$2])*([.$B19]+1))" office:value-type="float" office:value="38010.7697180868" calcext:value-type="float">
            <text:p>38010,7697180868</text:p>
          </table:table-cell>
          <table:table-cell table:formula="of:=[.$B$37]/(([.$B$38]+[.F$2])*([.$B19]+1))" office:value-type="float" office:value="37523.4521575985" calcext:value-type="float">
            <text:p>37523,4521575985</text:p>
          </table:table-cell>
          <table:table-cell table:formula="of:=[.$B$37]/(([.$B$38]+[.G$2])*([.$B19]+1))" office:value-type="float" office:value="37048.4717505403" calcext:value-type="float">
            <text:p>37048,4717505403</text:p>
          </table:table-cell>
          <table:table-cell table:formula="of:=[.$B$37]/(([.$B$38]+[.H$2])*([.$B19]+1))" office:value-type="float" office:value="36585.3658536585" calcext:value-type="float">
            <text:p>36585,3658536585</text:p>
          </table:table-cell>
          <table:table-cell table:formula="of:=[.$B$37]/(([.$B$38]+[.I$2])*([.$B19]+1))" office:value-type="float" office:value="36133.69467028" calcext:value-type="float">
            <text:p>36133,69467028</text:p>
          </table:table-cell>
          <table:table-cell table:formula="of:=[.$B$37]/(([.$B$38]+[.J$2])*([.$B19]+1))" office:value-type="float" office:value="35693.0398572278" calcext:value-type="float">
            <text:p>35693,0398572278</text:p>
          </table:table-cell>
          <table:table-cell table:formula="of:=[.$B$37]/(([.$B$38]+[.K$2])*([.$B19]+1))" office:value-type="float" office:value="35263.003232442" calcext:value-type="float">
            <text:p>35263,003232442</text:p>
          </table:table-cell>
          <table:table-cell table:formula="of:=[.$B$37]/(([.$B$38]+[.L$2])*([.$B19]+1))" office:value-type="float" office:value="34843.2055749129" calcext:value-type="float">
            <text:p>34843,2055749129</text:p>
          </table:table-cell>
          <table:table-cell table:formula="of:=[.$B$37]/(([.$B$38]+[.M$2])*([.$B19]+1))" office:value-type="float" office:value="34433.2855093257" calcext:value-type="float">
            <text:p>34433,2855093257</text:p>
          </table:table-cell>
          <table:table-cell table:formula="of:=[.$B$37]/(([.$B$38]+[.N$2])*([.$B19]+1))" office:value-type="float" office:value="34032.8984685196" calcext:value-type="float">
            <text:p>34032,8984685196</text:p>
          </table:table-cell>
          <table:table-cell table:formula="of:=[.$B$37]/(([.$B$38]+[.O$2])*([.$B19]+1))" office:value-type="float" office:value="33641.7157275021" calcext:value-type="float">
            <text:p>33641,7157275021</text:p>
          </table:table-cell>
          <table:table-cell table:formula="of:=[.$B$37]/(([.$B$38]+[.P$2])*([.$B19]+1))" office:value-type="float" office:value="33259.4235033259" calcext:value-type="float">
            <text:p>33259,4235033259</text:p>
          </table:table-cell>
          <table:table-cell table:formula="of:=[.$B$37]/(([.$B$38]+[.Q$2])*([.$B19]+1))" office:value-type="float" office:value="32885.7221156481" calcext:value-type="float">
            <text:p>32885,7221156481</text:p>
          </table:table-cell>
          <table:table-cell table:formula="of:=[.$B$37]/(([.$B$38]+[.R$2])*([.$B19]+1))" office:value-type="float" office:value="32520.325203252" calcext:value-type="float">
            <text:p>32520,325203252</text:p>
          </table:table-cell>
          <table:table-cell table:number-columns-repeated="1007"/>
        </table:table-row>
        <table:table-row table:style-name="ro2">
          <table:table-cell/>
          <table:table-cell table:formula="of:=[.$B19]+1" office:value-type="float" office:value="41" calcext:value-type="float">
            <text:p>41</text:p>
          </table:table-cell>
          <table:table-cell table:formula="of:=[.$B$37]/(([.$B$38]+[.C$2])*([.$B20]+1))" office:value-type="float" office:value="38095.2380952381" calcext:value-type="float">
            <text:p>38095,2380952381</text:p>
          </table:table-cell>
          <table:table-cell table:formula="of:=[.$B$37]/(([.$B$38]+[.D$2])*([.$B20]+1))" office:value-type="float" office:value="37593.984962406" calcext:value-type="float">
            <text:p>37593,984962406</text:p>
          </table:table-cell>
          <table:table-cell table:formula="of:=[.$B$37]/(([.$B$38]+[.E$2])*([.$B20]+1))" office:value-type="float" office:value="37105.7513914657" calcext:value-type="float">
            <text:p>37105,7513914657</text:p>
          </table:table-cell>
          <table:table-cell table:formula="of:=[.$B$37]/(([.$B$38]+[.F$2])*([.$B20]+1))" office:value-type="float" office:value="36630.0366300366" calcext:value-type="float">
            <text:p>36630,0366300366</text:p>
          </table:table-cell>
          <table:table-cell table:formula="of:=[.$B$37]/(([.$B$38]+[.G$2])*([.$B20]+1))" office:value-type="float" office:value="36166.3652802893" calcext:value-type="float">
            <text:p>36166,3652802893</text:p>
          </table:table-cell>
          <table:table-cell table:formula="of:=[.$B$37]/(([.$B$38]+[.H$2])*([.$B20]+1))" office:value-type="float" office:value="35714.2857142857" calcext:value-type="float">
            <text:p>35714,2857142857</text:p>
          </table:table-cell>
          <table:table-cell table:formula="of:=[.$B$37]/(([.$B$38]+[.I$2])*([.$B20]+1))" office:value-type="float" office:value="35273.3686067019" calcext:value-type="float">
            <text:p>35273,3686067019</text:p>
          </table:table-cell>
          <table:table-cell table:formula="of:=[.$B$37]/(([.$B$38]+[.J$2])*([.$B20]+1))" office:value-type="float" office:value="34843.2055749129" calcext:value-type="float">
            <text:p>34843,2055749129</text:p>
          </table:table-cell>
          <table:table-cell table:formula="of:=[.$B$37]/(([.$B$38]+[.K$2])*([.$B20]+1))" office:value-type="float" office:value="34423.4079173838" calcext:value-type="float">
            <text:p>34423,4079173838</text:p>
          </table:table-cell>
          <table:table-cell table:formula="of:=[.$B$37]/(([.$B$38]+[.L$2])*([.$B20]+1))" office:value-type="float" office:value="34013.6054421769" calcext:value-type="float">
            <text:p>34013,6054421769</text:p>
          </table:table-cell>
          <table:table-cell table:formula="of:=[.$B$37]/(([.$B$38]+[.M$2])*([.$B20]+1))" office:value-type="float" office:value="33613.4453781513" calcext:value-type="float">
            <text:p>33613,4453781513</text:p>
          </table:table-cell>
          <table:table-cell table:formula="of:=[.$B$37]/(([.$B$38]+[.N$2])*([.$B20]+1))" office:value-type="float" office:value="33222.5913621262" calcext:value-type="float">
            <text:p>33222,5913621262</text:p>
          </table:table-cell>
          <table:table-cell table:formula="of:=[.$B$37]/(([.$B$38]+[.O$2])*([.$B20]+1))" office:value-type="float" office:value="32840.7224958949" calcext:value-type="float">
            <text:p>32840,7224958949</text:p>
          </table:table-cell>
          <table:table-cell table:formula="of:=[.$B$37]/(([.$B$38]+[.P$2])*([.$B20]+1))" office:value-type="float" office:value="32467.5324675325" calcext:value-type="float">
            <text:p>32467,5324675325</text:p>
          </table:table-cell>
          <table:table-cell table:formula="of:=[.$B$37]/(([.$B$38]+[.Q$2])*([.$B20]+1))" office:value-type="float" office:value="32102.7287319422" calcext:value-type="float">
            <text:p>32102,7287319422</text:p>
          </table:table-cell>
          <table:table-cell table:formula="of:=[.$B$37]/(([.$B$38]+[.R$2])*([.$B20]+1))" office:value-type="float" office:value="31746.0317460317" calcext:value-type="float">
            <text:p>31746,0317460317</text:p>
          </table:table-cell>
          <table:table-cell table:number-columns-repeated="1007"/>
        </table:table-row>
        <table:table-row table:style-name="ro2">
          <table:table-cell/>
          <table:table-cell table:formula="of:=[.$B20]+1" office:value-type="float" office:value="42" calcext:value-type="float">
            <text:p>42</text:p>
          </table:table-cell>
          <table:table-cell table:formula="of:=[.$B$37]/(([.$B$38]+[.C$2])*([.$B21]+1))" office:value-type="float" office:value="37209.3023255814" calcext:value-type="float">
            <text:p>37209,3023255814</text:p>
          </table:table-cell>
          <table:table-cell table:formula="of:=[.$B$37]/(([.$B$38]+[.D$2])*([.$B21]+1))" office:value-type="float" office:value="36719.7062423501" calcext:value-type="float">
            <text:p>36719,7062423501</text:p>
          </table:table-cell>
          <table:table-cell table:formula="of:=[.$B$37]/(([.$B$38]+[.E$2])*([.$B21]+1))" office:value-type="float" office:value="36242.8269405014" calcext:value-type="float">
            <text:p>36242,8269405014</text:p>
          </table:table-cell>
          <table:table-cell table:formula="of:=[.$B$37]/(([.$B$38]+[.F$2])*([.$B21]+1))" office:value-type="float" office:value="35778.175313059" calcext:value-type="float">
            <text:p>35778,175313059</text:p>
          </table:table-cell>
          <table:table-cell table:formula="of:=[.$B$37]/(([.$B$38]+[.G$2])*([.$B21]+1))" office:value-type="float" office:value="35325.287017957" calcext:value-type="float">
            <text:p>35325,287017957</text:p>
          </table:table-cell>
          <table:table-cell table:formula="of:=[.$B$37]/(([.$B$38]+[.H$2])*([.$B21]+1))" office:value-type="float" office:value="34883.7209302326" calcext:value-type="float">
            <text:p>34883,7209302326</text:p>
          </table:table-cell>
          <table:table-cell table:formula="of:=[.$B$37]/(([.$B$38]+[.I$2])*([.$B21]+1))" office:value-type="float" office:value="34453.0577088717" calcext:value-type="float">
            <text:p>34453,0577088717</text:p>
          </table:table-cell>
          <table:table-cell table:formula="of:=[.$B$37]/(([.$B$38]+[.J$2])*([.$B21]+1))" office:value-type="float" office:value="34032.8984685196" calcext:value-type="float">
            <text:p>34032,8984685196</text:p>
          </table:table-cell>
          <table:table-cell table:formula="of:=[.$B$37]/(([.$B$38]+[.K$2])*([.$B21]+1))" office:value-type="float" office:value="33622.8635472121" calcext:value-type="float">
            <text:p>33622,8635472121</text:p>
          </table:table-cell>
          <table:table-cell table:formula="of:=[.$B$37]/(([.$B$38]+[.L$2])*([.$B21]+1))" office:value-type="float" office:value="33222.5913621262" calcext:value-type="float">
            <text:p>33222,5913621262</text:p>
          </table:table-cell>
          <table:table-cell table:formula="of:=[.$B$37]/(([.$B$38]+[.M$2])*([.$B21]+1))" office:value-type="float" office:value="32831.7373461012" calcext:value-type="float">
            <text:p>32831,7373461012</text:p>
          </table:table-cell>
          <table:table-cell table:formula="of:=[.$B$37]/(([.$B$38]+[.N$2])*([.$B21]+1))" office:value-type="float" office:value="32449.9729583559" calcext:value-type="float">
            <text:p>32449,9729583559</text:p>
          </table:table-cell>
          <table:table-cell table:formula="of:=[.$B$37]/(([.$B$38]+[.O$2])*([.$B21]+1))" office:value-type="float" office:value="32076.9847634322" calcext:value-type="float">
            <text:p>32076,9847634322</text:p>
          </table:table-cell>
          <table:table-cell table:formula="of:=[.$B$37]/(([.$B$38]+[.P$2])*([.$B21]+1))" office:value-type="float" office:value="31712.4735729387" calcext:value-type="float">
            <text:p>31712,4735729387</text:p>
          </table:table-cell>
          <table:table-cell table:formula="of:=[.$B$37]/(([.$B$38]+[.Q$2])*([.$B21]+1))" office:value-type="float" office:value="31356.1536451529" calcext:value-type="float">
            <text:p>31356,1536451529</text:p>
          </table:table-cell>
          <table:table-cell table:formula="of:=[.$B$37]/(([.$B$38]+[.R$2])*([.$B21]+1))" office:value-type="float" office:value="31007.7519379845" calcext:value-type="float">
            <text:p>31007,7519379845</text:p>
          </table:table-cell>
          <table:table-cell table:number-columns-repeated="1007"/>
        </table:table-row>
        <table:table-row table:style-name="ro2">
          <table:table-cell/>
          <table:table-cell table:formula="of:=[.$B21]+1" office:value-type="float" office:value="43" calcext:value-type="float">
            <text:p>43</text:p>
          </table:table-cell>
          <table:table-cell table:formula="of:=[.$B$37]/(([.$B$38]+[.C$2])*([.$B22]+1))" office:value-type="float" office:value="36363.6363636364" calcext:value-type="float">
            <text:p>36363,6363636364</text:p>
          </table:table-cell>
          <table:table-cell table:formula="of:=[.$B$37]/(([.$B$38]+[.D$2])*([.$B22]+1))" office:value-type="float" office:value="35885.1674641148" calcext:value-type="float">
            <text:p>35885,1674641148</text:p>
          </table:table-cell>
          <table:table-cell table:formula="of:=[.$B$37]/(([.$B$38]+[.E$2])*([.$B22]+1))" office:value-type="float" office:value="35419.1263282172" calcext:value-type="float">
            <text:p>35419,1263282172</text:p>
          </table:table-cell>
          <table:table-cell table:formula="of:=[.$B$37]/(([.$B$38]+[.F$2])*([.$B22]+1))" office:value-type="float" office:value="34965.034965035" calcext:value-type="float">
            <text:p>34965,034965035</text:p>
          </table:table-cell>
          <table:table-cell table:formula="of:=[.$B$37]/(([.$B$38]+[.G$2])*([.$B22]+1))" office:value-type="float" office:value="34522.4395857307" calcext:value-type="float">
            <text:p>34522,4395857307</text:p>
          </table:table-cell>
          <table:table-cell table:formula="of:=[.$B$37]/(([.$B$38]+[.H$2])*([.$B22]+1))" office:value-type="float" office:value="34090.9090909091" calcext:value-type="float">
            <text:p>34090,9090909091</text:p>
          </table:table-cell>
          <table:table-cell table:formula="of:=[.$B$37]/(([.$B$38]+[.I$2])*([.$B22]+1))" office:value-type="float" office:value="33670.0336700337" calcext:value-type="float">
            <text:p>33670,0336700337</text:p>
          </table:table-cell>
          <table:table-cell table:formula="of:=[.$B$37]/(([.$B$38]+[.J$2])*([.$B22]+1))" office:value-type="float" office:value="33259.4235033259" calcext:value-type="float">
            <text:p>33259,4235033259</text:p>
          </table:table-cell>
          <table:table-cell table:formula="of:=[.$B$37]/(([.$B$38]+[.K$2])*([.$B22]+1))" office:value-type="float" office:value="32858.7075575027" calcext:value-type="float">
            <text:p>32858,7075575027</text:p>
          </table:table-cell>
          <table:table-cell table:formula="of:=[.$B$37]/(([.$B$38]+[.L$2])*([.$B22]+1))" office:value-type="float" office:value="32467.5324675325" calcext:value-type="float">
            <text:p>32467,5324675325</text:p>
          </table:table-cell>
          <table:table-cell table:formula="of:=[.$B$37]/(([.$B$38]+[.M$2])*([.$B22]+1))" office:value-type="float" office:value="32085.5614973262" calcext:value-type="float">
            <text:p>32085,5614973262</text:p>
          </table:table-cell>
          <table:table-cell table:formula="of:=[.$B$37]/(([.$B$38]+[.N$2])*([.$B22]+1))" office:value-type="float" office:value="31712.4735729387" calcext:value-type="float">
            <text:p>31712,4735729387</text:p>
          </table:table-cell>
          <table:table-cell table:formula="of:=[.$B$37]/(([.$B$38]+[.O$2])*([.$B22]+1))" office:value-type="float" office:value="31347.9623824451" calcext:value-type="float">
            <text:p>31347,9623824451</text:p>
          </table:table-cell>
          <table:table-cell table:formula="of:=[.$B$37]/(([.$B$38]+[.P$2])*([.$B22]+1))" office:value-type="float" office:value="30991.7355371901" calcext:value-type="float">
            <text:p>30991,7355371901</text:p>
          </table:table-cell>
          <table:table-cell table:formula="of:=[.$B$37]/(([.$B$38]+[.Q$2])*([.$B22]+1))" office:value-type="float" office:value="30643.5137895812" calcext:value-type="float">
            <text:p>30643,5137895812</text:p>
          </table:table-cell>
          <table:table-cell table:formula="of:=[.$B$37]/(([.$B$38]+[.R$2])*([.$B22]+1))" office:value-type="float" office:value="30303.0303030303" calcext:value-type="float">
            <text:p>30303,0303030303</text:p>
          </table:table-cell>
          <table:table-cell table:number-columns-repeated="1007"/>
        </table:table-row>
        <table:table-row table:style-name="ro2">
          <table:table-cell/>
          <table:table-cell table:formula="of:=[.$B22]+1" office:value-type="float" office:value="44" calcext:value-type="float">
            <text:p>44</text:p>
          </table:table-cell>
          <table:table-cell table:formula="of:=[.$B$37]/(([.$B$38]+[.C$2])*([.$B23]+1))" office:value-type="float" office:value="35555.5555555556" calcext:value-type="float">
            <text:p>35555,5555555556</text:p>
          </table:table-cell>
          <table:table-cell table:formula="of:=[.$B$37]/(([.$B$38]+[.D$2])*([.$B23]+1))" office:value-type="float" office:value="35087.7192982456" calcext:value-type="float">
            <text:p>35087,7192982456</text:p>
          </table:table-cell>
          <table:table-cell table:formula="of:=[.$B$37]/(([.$B$38]+[.E$2])*([.$B23]+1))" office:value-type="float" office:value="34632.0346320346" calcext:value-type="float">
            <text:p>34632,0346320346</text:p>
          </table:table-cell>
          <table:table-cell table:formula="of:=[.$B$37]/(([.$B$38]+[.F$2])*([.$B23]+1))" office:value-type="float" office:value="34188.0341880342" calcext:value-type="float">
            <text:p>34188,0341880342</text:p>
          </table:table-cell>
          <table:table-cell table:formula="of:=[.$B$37]/(([.$B$38]+[.G$2])*([.$B23]+1))" office:value-type="float" office:value="33755.2742616034" calcext:value-type="float">
            <text:p>33755,2742616034</text:p>
          </table:table-cell>
          <table:table-cell table:formula="of:=[.$B$37]/(([.$B$38]+[.H$2])*([.$B23]+1))" office:value-type="float" office:value="33333.3333333333" calcext:value-type="float">
            <text:p>33333,3333333333</text:p>
          </table:table-cell>
          <table:table-cell table:formula="of:=[.$B$37]/(([.$B$38]+[.I$2])*([.$B23]+1))" office:value-type="float" office:value="32921.8106995885" calcext:value-type="float">
            <text:p>32921,8106995885</text:p>
          </table:table-cell>
          <table:table-cell table:formula="of:=[.$B$37]/(([.$B$38]+[.J$2])*([.$B23]+1))" office:value-type="float" office:value="32520.325203252" calcext:value-type="float">
            <text:p>32520,325203252</text:p>
          </table:table-cell>
          <table:table-cell table:formula="of:=[.$B$37]/(([.$B$38]+[.K$2])*([.$B23]+1))" office:value-type="float" office:value="32128.5140562249" calcext:value-type="float">
            <text:p>32128,5140562249</text:p>
          </table:table-cell>
          <table:table-cell table:formula="of:=[.$B$37]/(([.$B$38]+[.L$2])*([.$B23]+1))" office:value-type="float" office:value="31746.0317460317" calcext:value-type="float">
            <text:p>31746,0317460317</text:p>
          </table:table-cell>
          <table:table-cell table:formula="of:=[.$B$37]/(([.$B$38]+[.M$2])*([.$B23]+1))" office:value-type="float" office:value="31372.5490196078" calcext:value-type="float">
            <text:p>31372,5490196078</text:p>
          </table:table-cell>
          <table:table-cell table:formula="of:=[.$B$37]/(([.$B$38]+[.N$2])*([.$B23]+1))" office:value-type="float" office:value="31007.7519379845" calcext:value-type="float">
            <text:p>31007,7519379845</text:p>
          </table:table-cell>
          <table:table-cell table:formula="of:=[.$B$37]/(([.$B$38]+[.O$2])*([.$B23]+1))" office:value-type="float" office:value="30651.3409961686" calcext:value-type="float">
            <text:p>30651,3409961686</text:p>
          </table:table-cell>
          <table:table-cell table:formula="of:=[.$B$37]/(([.$B$38]+[.P$2])*([.$B23]+1))" office:value-type="float" office:value="30303.0303030303" calcext:value-type="float">
            <text:p>30303,0303030303</text:p>
          </table:table-cell>
          <table:table-cell table:formula="of:=[.$B$37]/(([.$B$38]+[.Q$2])*([.$B23]+1))" office:value-type="float" office:value="29962.5468164794" calcext:value-type="float">
            <text:p>29962,5468164794</text:p>
          </table:table-cell>
          <table:table-cell table:formula="of:=[.$B$37]/(([.$B$38]+[.R$2])*([.$B23]+1))" office:value-type="float" office:value="29629.6296296296" calcext:value-type="float">
            <text:p>29629,6296296296</text:p>
          </table:table-cell>
          <table:table-cell table:number-columns-repeated="1007"/>
        </table:table-row>
        <table:table-row table:style-name="ro2">
          <table:table-cell/>
          <table:table-cell table:formula="of:=[.$B23]+1" office:value-type="float" office:value="45" calcext:value-type="float">
            <text:p>45</text:p>
          </table:table-cell>
          <table:table-cell table:formula="of:=[.$B$37]/(([.$B$38]+[.C$2])*([.$B24]+1))" office:value-type="float" office:value="34782.6086956522" calcext:value-type="float">
            <text:p>34782,6086956522</text:p>
          </table:table-cell>
          <table:table-cell table:formula="of:=[.$B$37]/(([.$B$38]+[.D$2])*([.$B24]+1))" office:value-type="float" office:value="34324.942791762" calcext:value-type="float">
            <text:p>34324,942791762</text:p>
          </table:table-cell>
          <table:table-cell table:formula="of:=[.$B$37]/(([.$B$38]+[.E$2])*([.$B24]+1))" office:value-type="float" office:value="33879.1643139469" calcext:value-type="float">
            <text:p>33879,1643139469</text:p>
          </table:table-cell>
          <table:table-cell table:formula="of:=[.$B$37]/(([.$B$38]+[.F$2])*([.$B24]+1))" office:value-type="float" office:value="33444.8160535117" calcext:value-type="float">
            <text:p>33444,8160535117</text:p>
          </table:table-cell>
          <table:table-cell table:formula="of:=[.$B$37]/(([.$B$38]+[.G$2])*([.$B24]+1))" office:value-type="float" office:value="33021.4639515685" calcext:value-type="float">
            <text:p>33021,4639515685</text:p>
          </table:table-cell>
          <table:table-cell table:formula="of:=[.$B$37]/(([.$B$38]+[.H$2])*([.$B24]+1))" office:value-type="float" office:value="32608.6956521739" calcext:value-type="float">
            <text:p>32608,6956521739</text:p>
          </table:table-cell>
          <table:table-cell table:formula="of:=[.$B$37]/(([.$B$38]+[.I$2])*([.$B24]+1))" office:value-type="float" office:value="32206.1191626409" calcext:value-type="float">
            <text:p>32206,1191626409</text:p>
          </table:table-cell>
          <table:table-cell table:formula="of:=[.$B$37]/(([.$B$38]+[.J$2])*([.$B24]+1))" office:value-type="float" office:value="31813.361611877" calcext:value-type="float">
            <text:p>31813,361611877</text:p>
          </table:table-cell>
          <table:table-cell table:formula="of:=[.$B$37]/(([.$B$38]+[.K$2])*([.$B24]+1))" office:value-type="float" office:value="31430.0680984809" calcext:value-type="float">
            <text:p>31430,0680984809</text:p>
          </table:table-cell>
          <table:table-cell table:formula="of:=[.$B$37]/(([.$B$38]+[.L$2])*([.$B24]+1))" office:value-type="float" office:value="31055.900621118" calcext:value-type="float">
            <text:p>31055,900621118</text:p>
          </table:table-cell>
          <table:table-cell table:formula="of:=[.$B$37]/(([.$B$38]+[.M$2])*([.$B24]+1))" office:value-type="float" office:value="30690.537084399" calcext:value-type="float">
            <text:p>30690,537084399</text:p>
          </table:table-cell>
          <table:table-cell table:formula="of:=[.$B$37]/(([.$B$38]+[.N$2])*([.$B24]+1))" office:value-type="float" office:value="30333.6703741153" calcext:value-type="float">
            <text:p>30333,6703741153</text:p>
          </table:table-cell>
          <table:table-cell table:formula="of:=[.$B$37]/(([.$B$38]+[.O$2])*([.$B24]+1))" office:value-type="float" office:value="29985.0074962519" calcext:value-type="float">
            <text:p>29985,0074962519</text:p>
          </table:table-cell>
          <table:table-cell table:formula="of:=[.$B$37]/(([.$B$38]+[.P$2])*([.$B24]+1))" office:value-type="float" office:value="29644.2687747036" calcext:value-type="float">
            <text:p>29644,2687747036</text:p>
          </table:table-cell>
          <table:table-cell table:formula="of:=[.$B$37]/(([.$B$38]+[.Q$2])*([.$B24]+1))" office:value-type="float" office:value="29311.1871030777" calcext:value-type="float">
            <text:p>29311,1871030777</text:p>
          </table:table-cell>
          <table:table-cell table:formula="of:=[.$B$37]/(([.$B$38]+[.R$2])*([.$B24]+1))" office:value-type="float" office:value="28985.5072463768" calcext:value-type="float">
            <text:p>28985,5072463768</text:p>
          </table:table-cell>
          <table:table-cell table:number-columns-repeated="1007"/>
        </table:table-row>
        <table:table-row table:style-name="ro2">
          <table:table-cell/>
          <table:table-cell table:formula="of:=[.$B24]+1" office:value-type="float" office:value="46" calcext:value-type="float">
            <text:p>46</text:p>
          </table:table-cell>
          <table:table-cell table:formula="of:=[.$B$37]/(([.$B$38]+[.C$2])*([.$B25]+1))" office:value-type="float" office:value="34042.5531914894" calcext:value-type="float">
            <text:p>34042,5531914894</text:p>
          </table:table-cell>
          <table:table-cell table:formula="of:=[.$B$37]/(([.$B$38]+[.D$2])*([.$B25]+1))" office:value-type="float" office:value="33594.6248600224" calcext:value-type="float">
            <text:p>33594,6248600224</text:p>
          </table:table-cell>
          <table:table-cell table:formula="of:=[.$B$37]/(([.$B$38]+[.E$2])*([.$B25]+1))" office:value-type="float" office:value="33158.3310306715" calcext:value-type="float">
            <text:p>33158,3310306715</text:p>
          </table:table-cell>
          <table:table-cell table:formula="of:=[.$B$37]/(([.$B$38]+[.F$2])*([.$B25]+1))" office:value-type="float" office:value="32733.2242225859" calcext:value-type="float">
            <text:p>32733,2242225859</text:p>
          </table:table-cell>
          <table:table-cell table:formula="of:=[.$B$37]/(([.$B$38]+[.G$2])*([.$B25]+1))" office:value-type="float" office:value="32318.8796121734" calcext:value-type="float">
            <text:p>32318,8796121734</text:p>
          </table:table-cell>
          <table:table-cell table:formula="of:=[.$B$37]/(([.$B$38]+[.H$2])*([.$B25]+1))" office:value-type="float" office:value="31914.8936170213" calcext:value-type="float">
            <text:p>31914,8936170213</text:p>
          </table:table-cell>
          <table:table-cell table:formula="of:=[.$B$37]/(([.$B$38]+[.I$2])*([.$B25]+1))" office:value-type="float" office:value="31520.8825847124" calcext:value-type="float">
            <text:p>31520,8825847124</text:p>
          </table:table-cell>
          <table:table-cell table:formula="of:=[.$B$37]/(([.$B$38]+[.J$2])*([.$B25]+1))" office:value-type="float" office:value="31136.4815775817" calcext:value-type="float">
            <text:p>31136,4815775817</text:p>
          </table:table-cell>
          <table:table-cell table:formula="of:=[.$B$37]/(([.$B$38]+[.K$2])*([.$B25]+1))" office:value-type="float" office:value="30761.3432453217" calcext:value-type="float">
            <text:p>30761,3432453217</text:p>
          </table:table-cell>
          <table:table-cell table:formula="of:=[.$B$37]/(([.$B$38]+[.L$2])*([.$B25]+1))" office:value-type="float" office:value="30395.1367781155" calcext:value-type="float">
            <text:p>30395,1367781155</text:p>
          </table:table-cell>
          <table:table-cell table:formula="of:=[.$B$37]/(([.$B$38]+[.M$2])*([.$B25]+1))" office:value-type="float" office:value="30037.5469336671" calcext:value-type="float">
            <text:p>30037,5469336671</text:p>
          </table:table-cell>
          <table:table-cell table:formula="of:=[.$B$37]/(([.$B$38]+[.N$2])*([.$B25]+1))" office:value-type="float" office:value="29688.2731321128" calcext:value-type="float">
            <text:p>29688,2731321128</text:p>
          </table:table-cell>
          <table:table-cell table:formula="of:=[.$B$37]/(([.$B$38]+[.O$2])*([.$B25]+1))" office:value-type="float" office:value="29347.0286133529" calcext:value-type="float">
            <text:p>29347,0286133529</text:p>
          </table:table-cell>
          <table:table-cell table:formula="of:=[.$B$37]/(([.$B$38]+[.P$2])*([.$B25]+1))" office:value-type="float" office:value="29013.5396518375" calcext:value-type="float">
            <text:p>29013,5396518375</text:p>
          </table:table-cell>
          <table:table-cell table:formula="of:=[.$B$37]/(([.$B$38]+[.Q$2])*([.$B25]+1))" office:value-type="float" office:value="28687.5448242888" calcext:value-type="float">
            <text:p>28687,5448242888</text:p>
          </table:table-cell>
          <table:table-cell table:formula="of:=[.$B$37]/(([.$B$38]+[.R$2])*([.$B25]+1))" office:value-type="float" office:value="28368.7943262411" calcext:value-type="float">
            <text:p>28368,7943262411</text:p>
          </table:table-cell>
          <table:table-cell table:number-columns-repeated="1007"/>
        </table:table-row>
        <table:table-row table:style-name="ro2">
          <table:table-cell/>
          <table:table-cell table:formula="of:=[.$B25]+1" office:value-type="float" office:value="47" calcext:value-type="float">
            <text:p>47</text:p>
          </table:table-cell>
          <table:table-cell table:formula="of:=[.$B$37]/(([.$B$38]+[.C$2])*([.$B26]+1))" office:value-type="float" office:value="33333.3333333333" calcext:value-type="float">
            <text:p>33333,3333333333</text:p>
          </table:table-cell>
          <table:table-cell table:formula="of:=[.$B$37]/(([.$B$38]+[.D$2])*([.$B26]+1))" office:value-type="float" office:value="32894.7368421053" calcext:value-type="float">
            <text:p>32894,7368421053</text:p>
          </table:table-cell>
          <table:table-cell table:formula="of:=[.$B$37]/(([.$B$38]+[.E$2])*([.$B26]+1))" office:value-type="float" office:value="32467.5324675325" calcext:value-type="float">
            <text:p>32467,5324675325</text:p>
          </table:table-cell>
          <table:table-cell table:formula="of:=[.$B$37]/(([.$B$38]+[.F$2])*([.$B26]+1))" office:value-type="float" office:value="32051.2820512821" calcext:value-type="float">
            <text:p>32051,2820512821</text:p>
          </table:table-cell>
          <table:table-cell table:formula="of:=[.$B$37]/(([.$B$38]+[.G$2])*([.$B26]+1))" office:value-type="float" office:value="31645.5696202532" calcext:value-type="float">
            <text:p>31645,5696202532</text:p>
          </table:table-cell>
          <table:table-cell table:formula="of:=[.$B$37]/(([.$B$38]+[.H$2])*([.$B26]+1))" office:value-type="float" office:value="31250" calcext:value-type="float">
            <text:p>31250</text:p>
          </table:table-cell>
          <table:table-cell table:formula="of:=[.$B$37]/(([.$B$38]+[.I$2])*([.$B26]+1))" office:value-type="float" office:value="30864.1975308642" calcext:value-type="float">
            <text:p>30864,1975308642</text:p>
          </table:table-cell>
          <table:table-cell table:formula="of:=[.$B$37]/(([.$B$38]+[.J$2])*([.$B26]+1))" office:value-type="float" office:value="30487.8048780488" calcext:value-type="float">
            <text:p>30487,8048780488</text:p>
          </table:table-cell>
          <table:table-cell table:formula="of:=[.$B$37]/(([.$B$38]+[.K$2])*([.$B26]+1))" office:value-type="float" office:value="30120.4819277108" calcext:value-type="float">
            <text:p>30120,4819277108</text:p>
          </table:table-cell>
          <table:table-cell table:formula="of:=[.$B$37]/(([.$B$38]+[.L$2])*([.$B26]+1))" office:value-type="float" office:value="29761.9047619048" calcext:value-type="float">
            <text:p>29761,9047619048</text:p>
          </table:table-cell>
          <table:table-cell table:formula="of:=[.$B$37]/(([.$B$38]+[.M$2])*([.$B26]+1))" office:value-type="float" office:value="29411.7647058824" calcext:value-type="float">
            <text:p>29411,7647058824</text:p>
          </table:table-cell>
          <table:table-cell table:formula="of:=[.$B$37]/(([.$B$38]+[.N$2])*([.$B26]+1))" office:value-type="float" office:value="29069.7674418605" calcext:value-type="float">
            <text:p>29069,7674418605</text:p>
          </table:table-cell>
          <table:table-cell table:formula="of:=[.$B$37]/(([.$B$38]+[.O$2])*([.$B26]+1))" office:value-type="float" office:value="28735.632183908" calcext:value-type="float">
            <text:p>28735,632183908</text:p>
          </table:table-cell>
          <table:table-cell table:formula="of:=[.$B$37]/(([.$B$38]+[.P$2])*([.$B26]+1))" office:value-type="float" office:value="28409.0909090909" calcext:value-type="float">
            <text:p>28409,0909090909</text:p>
          </table:table-cell>
          <table:table-cell table:formula="of:=[.$B$37]/(([.$B$38]+[.Q$2])*([.$B26]+1))" office:value-type="float" office:value="28089.8876404494" calcext:value-type="float">
            <text:p>28089,8876404494</text:p>
          </table:table-cell>
          <table:table-cell table:formula="of:=[.$B$37]/(([.$B$38]+[.R$2])*([.$B26]+1))" office:value-type="float" office:value="27777.7777777778" calcext:value-type="float">
            <text:p>27777,7777777778</text:p>
          </table:table-cell>
          <table:table-cell table:number-columns-repeated="1007"/>
        </table:table-row>
        <table:table-row table:style-name="ro2">
          <table:table-cell/>
          <table:table-cell table:formula="of:=[.$B26]+1" office:value-type="float" office:value="48" calcext:value-type="float">
            <text:p>48</text:p>
          </table:table-cell>
          <table:table-cell table:formula="of:=[.$B$37]/(([.$B$38]+[.C$2])*([.$B27]+1))" office:value-type="float" office:value="32653.0612244898" calcext:value-type="float">
            <text:p>32653,0612244898</text:p>
          </table:table-cell>
          <table:table-cell table:formula="of:=[.$B$37]/(([.$B$38]+[.D$2])*([.$B27]+1))" office:value-type="float" office:value="32223.4156820623" calcext:value-type="float">
            <text:p>32223,4156820623</text:p>
          </table:table-cell>
          <table:table-cell table:formula="of:=[.$B$37]/(([.$B$38]+[.E$2])*([.$B27]+1))" office:value-type="float" office:value="31804.9297641134" calcext:value-type="float">
            <text:p>31804,9297641134</text:p>
          </table:table-cell>
          <table:table-cell table:formula="of:=[.$B$37]/(([.$B$38]+[.F$2])*([.$B27]+1))" office:value-type="float" office:value="31397.1742543171" calcext:value-type="float">
            <text:p>31397,1742543171</text:p>
          </table:table-cell>
          <table:table-cell table:formula="of:=[.$B$37]/(([.$B$38]+[.G$2])*([.$B27]+1))" office:value-type="float" office:value="30999.7416688194" calcext:value-type="float">
            <text:p>30999,7416688194</text:p>
          </table:table-cell>
          <table:table-cell table:formula="of:=[.$B$37]/(([.$B$38]+[.H$2])*([.$B27]+1))" office:value-type="float" office:value="30612.2448979592" calcext:value-type="float">
            <text:p>30612,2448979592</text:p>
          </table:table-cell>
          <table:table-cell table:formula="of:=[.$B$37]/(([.$B$38]+[.I$2])*([.$B27]+1))" office:value-type="float" office:value="30234.3159486017" calcext:value-type="float">
            <text:p>30234,3159486017</text:p>
          </table:table-cell>
          <table:table-cell table:formula="of:=[.$B$37]/(([.$B$38]+[.J$2])*([.$B27]+1))" office:value-type="float" office:value="29865.6047784968" calcext:value-type="float">
            <text:p>29865,6047784968</text:p>
          </table:table-cell>
          <table:table-cell table:formula="of:=[.$B$37]/(([.$B$38]+[.K$2])*([.$B27]+1))" office:value-type="float" office:value="29505.7782149004" calcext:value-type="float">
            <text:p>29505,7782149004</text:p>
          </table:table-cell>
          <table:table-cell table:formula="of:=[.$B$37]/(([.$B$38]+[.L$2])*([.$B27]+1))" office:value-type="float" office:value="29154.5189504373" calcext:value-type="float">
            <text:p>29154,5189504373</text:p>
          </table:table-cell>
          <table:table-cell table:formula="of:=[.$B$37]/(([.$B$38]+[.M$2])*([.$B27]+1))" office:value-type="float" office:value="28811.5246098439" calcext:value-type="float">
            <text:p>28811,5246098439</text:p>
          </table:table-cell>
          <table:table-cell table:formula="of:=[.$B$37]/(([.$B$38]+[.N$2])*([.$B27]+1))" office:value-type="float" office:value="28476.5068818225" calcext:value-type="float">
            <text:p>28476,5068818225</text:p>
          </table:table-cell>
          <table:table-cell table:formula="of:=[.$B$37]/(([.$B$38]+[.O$2])*([.$B27]+1))" office:value-type="float" office:value="28149.1907107671" calcext:value-type="float">
            <text:p>28149,1907107671</text:p>
          </table:table-cell>
          <table:table-cell table:formula="of:=[.$B$37]/(([.$B$38]+[.P$2])*([.$B27]+1))" office:value-type="float" office:value="27829.3135435993" calcext:value-type="float">
            <text:p>27829,3135435993</text:p>
          </table:table-cell>
          <table:table-cell table:formula="of:=[.$B$37]/(([.$B$38]+[.Q$2])*([.$B27]+1))" office:value-type="float" office:value="27516.624627379" calcext:value-type="float">
            <text:p>27516,624627379</text:p>
          </table:table-cell>
          <table:table-cell table:formula="of:=[.$B$37]/(([.$B$38]+[.R$2])*([.$B27]+1))" office:value-type="float" office:value="27210.8843537415" calcext:value-type="float">
            <text:p>27210,8843537415</text:p>
          </table:table-cell>
          <table:table-cell table:number-columns-repeated="1007"/>
        </table:table-row>
        <table:table-row table:style-name="ro2">
          <table:table-cell/>
          <table:table-cell table:formula="of:=[.$B27]+1" office:value-type="float" office:value="49" calcext:value-type="float">
            <text:p>49</text:p>
          </table:table-cell>
          <table:table-cell table:formula="of:=[.$B$37]/(([.$B$38]+[.C$2])*([.$B28]+1))" office:value-type="float" office:value="32000" calcext:value-type="float">
            <text:p>32000</text:p>
          </table:table-cell>
          <table:table-cell table:formula="of:=[.$B$37]/(([.$B$38]+[.D$2])*([.$B28]+1))" office:value-type="float" office:value="31578.9473684211" calcext:value-type="float">
            <text:p>31578,9473684211</text:p>
          </table:table-cell>
          <table:table-cell table:formula="of:=[.$B$37]/(([.$B$38]+[.E$2])*([.$B28]+1))" office:value-type="float" office:value="31168.8311688312" calcext:value-type="float">
            <text:p>31168,8311688312</text:p>
          </table:table-cell>
          <table:table-cell table:formula="of:=[.$B$37]/(([.$B$38]+[.F$2])*([.$B28]+1))" office:value-type="float" office:value="30769.2307692308" calcext:value-type="float">
            <text:p>30769,2307692308</text:p>
          </table:table-cell>
          <table:table-cell table:formula="of:=[.$B$37]/(([.$B$38]+[.G$2])*([.$B28]+1))" office:value-type="float" office:value="30379.746835443" calcext:value-type="float">
            <text:p>30379,746835443</text:p>
          </table:table-cell>
          <table:table-cell table:formula="of:=[.$B$37]/(([.$B$38]+[.H$2])*([.$B28]+1))" office:value-type="float" office:value="30000" calcext:value-type="float">
            <text:p>30000</text:p>
          </table:table-cell>
          <table:table-cell table:formula="of:=[.$B$37]/(([.$B$38]+[.I$2])*([.$B28]+1))" office:value-type="float" office:value="29629.6296296296" calcext:value-type="float">
            <text:p>29629,6296296296</text:p>
          </table:table-cell>
          <table:table-cell table:formula="of:=[.$B$37]/(([.$B$38]+[.J$2])*([.$B28]+1))" office:value-type="float" office:value="29268.2926829268" calcext:value-type="float">
            <text:p>29268,2926829268</text:p>
          </table:table-cell>
          <table:table-cell table:formula="of:=[.$B$37]/(([.$B$38]+[.K$2])*([.$B28]+1))" office:value-type="float" office:value="28915.6626506024" calcext:value-type="float">
            <text:p>28915,6626506024</text:p>
          </table:table-cell>
          <table:table-cell table:formula="of:=[.$B$37]/(([.$B$38]+[.L$2])*([.$B28]+1))" office:value-type="float" office:value="28571.4285714286" calcext:value-type="float">
            <text:p>28571,4285714286</text:p>
          </table:table-cell>
          <table:table-cell table:formula="of:=[.$B$37]/(([.$B$38]+[.M$2])*([.$B28]+1))" office:value-type="float" office:value="28235.2941176471" calcext:value-type="float">
            <text:p>28235,2941176471</text:p>
          </table:table-cell>
          <table:table-cell table:formula="of:=[.$B$37]/(([.$B$38]+[.N$2])*([.$B28]+1))" office:value-type="float" office:value="27906.976744186" calcext:value-type="float">
            <text:p>27906,976744186</text:p>
          </table:table-cell>
          <table:table-cell table:formula="of:=[.$B$37]/(([.$B$38]+[.O$2])*([.$B28]+1))" office:value-type="float" office:value="27586.2068965517" calcext:value-type="float">
            <text:p>27586,2068965517</text:p>
          </table:table-cell>
          <table:table-cell table:formula="of:=[.$B$37]/(([.$B$38]+[.P$2])*([.$B28]+1))" office:value-type="float" office:value="27272.7272727273" calcext:value-type="float">
            <text:p>27272,7272727273</text:p>
          </table:table-cell>
          <table:table-cell table:formula="of:=[.$B$37]/(([.$B$38]+[.Q$2])*([.$B28]+1))" office:value-type="float" office:value="26966.2921348315" calcext:value-type="float">
            <text:p>26966,2921348315</text:p>
          </table:table-cell>
          <table:table-cell table:formula="of:=[.$B$37]/(([.$B$38]+[.R$2])*([.$B28]+1))" office:value-type="float" office:value="26666.6666666667" calcext:value-type="float">
            <text:p>26666,6666666667</text:p>
          </table:table-cell>
          <table:table-cell table:number-columns-repeated="1007"/>
        </table:table-row>
        <table:table-row table:style-name="ro2">
          <table:table-cell/>
          <table:table-cell table:formula="of:=[.$B28]+1" office:value-type="float" office:value="50" calcext:value-type="float">
            <text:p>50</text:p>
          </table:table-cell>
          <table:table-cell table:formula="of:=[.$B$37]/(([.$B$38]+[.C$2])*([.$B29]+1))" office:value-type="float" office:value="31372.5490196078" calcext:value-type="float">
            <text:p>31372,5490196078</text:p>
          </table:table-cell>
          <table:table-cell table:formula="of:=[.$B$37]/(([.$B$38]+[.D$2])*([.$B29]+1))" office:value-type="float" office:value="30959.7523219814" calcext:value-type="float">
            <text:p>30959,7523219814</text:p>
          </table:table-cell>
          <table:table-cell table:formula="of:=[.$B$37]/(([.$B$38]+[.E$2])*([.$B29]+1))" office:value-type="float" office:value="30557.6776165011" calcext:value-type="float">
            <text:p>30557,6776165011</text:p>
          </table:table-cell>
          <table:table-cell table:formula="of:=[.$B$37]/(([.$B$38]+[.F$2])*([.$B29]+1))" office:value-type="float" office:value="30165.9125188537" calcext:value-type="float">
            <text:p>30165,9125188537</text:p>
          </table:table-cell>
          <table:table-cell table:formula="of:=[.$B$37]/(([.$B$38]+[.G$2])*([.$B29]+1))" office:value-type="float" office:value="29784.0655249442" calcext:value-type="float">
            <text:p>29784,0655249442</text:p>
          </table:table-cell>
          <table:table-cell table:formula="of:=[.$B$37]/(([.$B$38]+[.H$2])*([.$B29]+1))" office:value-type="float" office:value="29411.7647058824" calcext:value-type="float">
            <text:p>29411,7647058824</text:p>
          </table:table-cell>
          <table:table-cell table:formula="of:=[.$B$37]/(([.$B$38]+[.I$2])*([.$B29]+1))" office:value-type="float" office:value="29048.6564996369" calcext:value-type="float">
            <text:p>29048,6564996369</text:p>
          </table:table-cell>
          <table:table-cell table:formula="of:=[.$B$37]/(([.$B$38]+[.J$2])*([.$B29]+1))" office:value-type="float" office:value="28694.4045911047" calcext:value-type="float">
            <text:p>28694,4045911047</text:p>
          </table:table-cell>
          <table:table-cell table:formula="of:=[.$B$37]/(([.$B$38]+[.K$2])*([.$B29]+1))" office:value-type="float" office:value="28348.6888731396" calcext:value-type="float">
            <text:p>28348,6888731396</text:p>
          </table:table-cell>
          <table:table-cell table:formula="of:=[.$B$37]/(([.$B$38]+[.L$2])*([.$B29]+1))" office:value-type="float" office:value="28011.2044817927" calcext:value-type="float">
            <text:p>28011,2044817927</text:p>
          </table:table-cell>
          <table:table-cell table:formula="of:=[.$B$37]/(([.$B$38]+[.M$2])*([.$B29]+1))" office:value-type="float" office:value="27681.660899654" calcext:value-type="float">
            <text:p>27681,660899654</text:p>
          </table:table-cell>
          <table:table-cell table:formula="of:=[.$B$37]/(([.$B$38]+[.N$2])*([.$B29]+1))" office:value-type="float" office:value="27359.781121751" calcext:value-type="float">
            <text:p>27359,781121751</text:p>
          </table:table-cell>
          <table:table-cell table:formula="of:=[.$B$37]/(([.$B$38]+[.O$2])*([.$B29]+1))" office:value-type="float" office:value="27045.3008789723" calcext:value-type="float">
            <text:p>27045,3008789723</text:p>
          </table:table-cell>
          <table:table-cell table:formula="of:=[.$B$37]/(([.$B$38]+[.P$2])*([.$B29]+1))" office:value-type="float" office:value="26737.9679144385" calcext:value-type="float">
            <text:p>26737,9679144385</text:p>
          </table:table-cell>
          <table:table-cell table:formula="of:=[.$B$37]/(([.$B$38]+[.Q$2])*([.$B29]+1))" office:value-type="float" office:value="26437.5413086583" calcext:value-type="float">
            <text:p>26437,5413086583</text:p>
          </table:table-cell>
          <table:table-cell table:formula="of:=[.$B$37]/(([.$B$38]+[.R$2])*([.$B29]+1))" office:value-type="float" office:value="26143.7908496732" calcext:value-type="float">
            <text:p>26143,7908496732</text:p>
          </table:table-cell>
          <table:table-cell table:number-columns-repeated="1007"/>
        </table:table-row>
        <table:table-row table:style-name="ro2">
          <table:table-cell/>
          <table:table-cell table:formula="of:=[.$B29]+1" office:value-type="float" office:value="51" calcext:value-type="float">
            <text:p>51</text:p>
          </table:table-cell>
          <table:table-cell table:formula="of:=[.$B$37]/(([.$B$38]+[.C$2])*([.$B30]+1))" office:value-type="float" office:value="30769.2307692308" calcext:value-type="float">
            <text:p>30769,2307692308</text:p>
          </table:table-cell>
          <table:table-cell table:formula="of:=[.$B$37]/(([.$B$38]+[.D$2])*([.$B30]+1))" office:value-type="float" office:value="30364.3724696356" calcext:value-type="float">
            <text:p>30364,3724696356</text:p>
          </table:table-cell>
          <table:table-cell table:formula="of:=[.$B$37]/(([.$B$38]+[.E$2])*([.$B30]+1))" office:value-type="float" office:value="29970.02997003" calcext:value-type="float">
            <text:p>29970,02997003</text:p>
          </table:table-cell>
          <table:table-cell table:formula="of:=[.$B$37]/(([.$B$38]+[.F$2])*([.$B30]+1))" office:value-type="float" office:value="29585.798816568" calcext:value-type="float">
            <text:p>29585,798816568</text:p>
          </table:table-cell>
          <table:table-cell table:formula="of:=[.$B$37]/(([.$B$38]+[.G$2])*([.$B30]+1))" office:value-type="float" office:value="29211.2950340798" calcext:value-type="float">
            <text:p>29211,2950340798</text:p>
          </table:table-cell>
          <table:table-cell table:formula="of:=[.$B$37]/(([.$B$38]+[.H$2])*([.$B30]+1))" office:value-type="float" office:value="28846.1538461538" calcext:value-type="float">
            <text:p>28846,1538461538</text:p>
          </table:table-cell>
          <table:table-cell table:formula="of:=[.$B$37]/(([.$B$38]+[.I$2])*([.$B30]+1))" office:value-type="float" office:value="28490.0284900285" calcext:value-type="float">
            <text:p>28490,0284900285</text:p>
          </table:table-cell>
          <table:table-cell table:formula="of:=[.$B$37]/(([.$B$38]+[.J$2])*([.$B30]+1))" office:value-type="float" office:value="28142.5891181989" calcext:value-type="float">
            <text:p>28142,5891181989</text:p>
          </table:table-cell>
          <table:table-cell table:formula="of:=[.$B$37]/(([.$B$38]+[.K$2])*([.$B30]+1))" office:value-type="float" office:value="27803.5217794254" calcext:value-type="float">
            <text:p>27803,5217794254</text:p>
          </table:table-cell>
          <table:table-cell table:formula="of:=[.$B$37]/(([.$B$38]+[.L$2])*([.$B30]+1))" office:value-type="float" office:value="27472.5274725275" calcext:value-type="float">
            <text:p>27472,5274725275</text:p>
          </table:table-cell>
          <table:table-cell table:formula="of:=[.$B$37]/(([.$B$38]+[.M$2])*([.$B30]+1))" office:value-type="float" office:value="27149.3212669683" calcext:value-type="float">
            <text:p>27149,3212669683</text:p>
          </table:table-cell>
          <table:table-cell table:formula="of:=[.$B$37]/(([.$B$38]+[.N$2])*([.$B30]+1))" office:value-type="float" office:value="26833.6314847943" calcext:value-type="float">
            <text:p>26833,6314847943</text:p>
          </table:table-cell>
          <table:table-cell table:formula="of:=[.$B$37]/(([.$B$38]+[.O$2])*([.$B30]+1))" office:value-type="float" office:value="26525.198938992" calcext:value-type="float">
            <text:p>26525,198938992</text:p>
          </table:table-cell>
          <table:table-cell table:formula="of:=[.$B$37]/(([.$B$38]+[.P$2])*([.$B30]+1))" office:value-type="float" office:value="26223.7762237762" calcext:value-type="float">
            <text:p>26223,7762237762</text:p>
          </table:table-cell>
          <table:table-cell table:formula="of:=[.$B$37]/(([.$B$38]+[.Q$2])*([.$B30]+1))" office:value-type="float" office:value="25929.1270527226" calcext:value-type="float">
            <text:p>25929,1270527226</text:p>
          </table:table-cell>
          <table:table-cell table:formula="of:=[.$B$37]/(([.$B$38]+[.R$2])*([.$B30]+1))" office:value-type="float" office:value="25641.0256410256" calcext:value-type="float">
            <text:p>25641,0256410256</text:p>
          </table:table-cell>
          <table:table-cell table:number-columns-repeated="1007"/>
        </table:table-row>
        <table:table-row table:style-name="ro2">
          <table:table-cell/>
          <table:table-cell table:formula="of:=[.$B30]+1" office:value-type="float" office:value="52" calcext:value-type="float">
            <text:p>52</text:p>
          </table:table-cell>
          <table:table-cell table:formula="of:=[.$B$37]/(([.$B$38]+[.C$2])*([.$B31]+1))" office:value-type="float" office:value="30188.679245283" calcext:value-type="float">
            <text:p>30188,679245283</text:p>
          </table:table-cell>
          <table:table-cell table:formula="of:=[.$B$37]/(([.$B$38]+[.D$2])*([.$B31]+1))" office:value-type="float" office:value="29791.4597815293" calcext:value-type="float">
            <text:p>29791,4597815293</text:p>
          </table:table-cell>
          <table:table-cell table:formula="of:=[.$B$37]/(([.$B$38]+[.E$2])*([.$B31]+1))" office:value-type="float" office:value="29404.5577064445" calcext:value-type="float">
            <text:p>29404,5577064445</text:p>
          </table:table-cell>
          <table:table-cell table:formula="of:=[.$B$37]/(([.$B$38]+[.F$2])*([.$B31]+1))" office:value-type="float" office:value="29027.5761973875" calcext:value-type="float">
            <text:p>29027,5761973875</text:p>
          </table:table-cell>
          <table:table-cell table:formula="of:=[.$B$37]/(([.$B$38]+[.G$2])*([.$B31]+1))" office:value-type="float" office:value="28660.1385240029" calcext:value-type="float">
            <text:p>28660,1385240029</text:p>
          </table:table-cell>
          <table:table-cell table:formula="of:=[.$B$37]/(([.$B$38]+[.H$2])*([.$B31]+1))" office:value-type="float" office:value="28301.8867924528" calcext:value-type="float">
            <text:p>28301,8867924528</text:p>
          </table:table-cell>
          <table:table-cell table:formula="of:=[.$B$37]/(([.$B$38]+[.I$2])*([.$B31]+1))" office:value-type="float" office:value="27952.4807826695" calcext:value-type="float">
            <text:p>27952,4807826695</text:p>
          </table:table-cell>
          <table:table-cell table:formula="of:=[.$B$37]/(([.$B$38]+[.J$2])*([.$B31]+1))" office:value-type="float" office:value="27611.5968706857" calcext:value-type="float">
            <text:p>27611,5968706857</text:p>
          </table:table-cell>
          <table:table-cell table:formula="of:=[.$B$37]/(([.$B$38]+[.K$2])*([.$B31]+1))" office:value-type="float" office:value="27278.9270288702" calcext:value-type="float">
            <text:p>27278,9270288702</text:p>
          </table:table-cell>
          <table:table-cell table:formula="of:=[.$B$37]/(([.$B$38]+[.L$2])*([.$B31]+1))" office:value-type="float" office:value="26954.1778975741" calcext:value-type="float">
            <text:p>26954,1778975741</text:p>
          </table:table-cell>
          <table:table-cell table:formula="of:=[.$B$37]/(([.$B$38]+[.M$2])*([.$B31]+1))" office:value-type="float" office:value="26637.0699223085" calcext:value-type="float">
            <text:p>26637,0699223085</text:p>
          </table:table-cell>
          <table:table-cell table:formula="of:=[.$B$37]/(([.$B$38]+[.N$2])*([.$B31]+1))" office:value-type="float" office:value="26327.3365511189" calcext:value-type="float">
            <text:p>26327,3365511189</text:p>
          </table:table-cell>
          <table:table-cell table:formula="of:=[.$B$37]/(([.$B$38]+[.O$2])*([.$B31]+1))" office:value-type="float" office:value="26024.7234873129" calcext:value-type="float">
            <text:p>26024,7234873129</text:p>
          </table:table-cell>
          <table:table-cell table:formula="of:=[.$B$37]/(([.$B$38]+[.P$2])*([.$B31]+1))" office:value-type="float" office:value="25728.9879931389" calcext:value-type="float">
            <text:p>25728,9879931389</text:p>
          </table:table-cell>
          <table:table-cell table:formula="of:=[.$B$37]/(([.$B$38]+[.Q$2])*([.$B31]+1))" office:value-type="float" office:value="25439.898240407" calcext:value-type="float">
            <text:p>25439,898240407</text:p>
          </table:table-cell>
          <table:table-cell table:formula="of:=[.$B$37]/(([.$B$38]+[.R$2])*([.$B31]+1))" office:value-type="float" office:value="25157.2327044025" calcext:value-type="float">
            <text:p>25157,2327044025</text:p>
          </table:table-cell>
          <table:table-cell table:number-columns-repeated="1007"/>
        </table:table-row>
        <table:table-row table:style-name="ro2">
          <table:table-cell/>
          <table:table-cell table:formula="of:=[.$B31]+1" office:value-type="float" office:value="53" calcext:value-type="float">
            <text:p>53</text:p>
          </table:table-cell>
          <table:table-cell table:formula="of:=[.$B$37]/(([.$B$38]+[.C$2])*([.$B32]+1))" office:value-type="float" office:value="29629.6296296296" calcext:value-type="float">
            <text:p>29629,6296296296</text:p>
          </table:table-cell>
          <table:table-cell table:formula="of:=[.$B$37]/(([.$B$38]+[.D$2])*([.$B32]+1))" office:value-type="float" office:value="29239.7660818713" calcext:value-type="float">
            <text:p>29239,7660818713</text:p>
          </table:table-cell>
          <table:table-cell table:formula="of:=[.$B$37]/(([.$B$38]+[.E$2])*([.$B32]+1))" office:value-type="float" office:value="28860.0288600289" calcext:value-type="float">
            <text:p>28860,0288600289</text:p>
          </table:table-cell>
          <table:table-cell table:formula="of:=[.$B$37]/(([.$B$38]+[.F$2])*([.$B32]+1))" office:value-type="float" office:value="28490.0284900285" calcext:value-type="float">
            <text:p>28490,0284900285</text:p>
          </table:table-cell>
          <table:table-cell table:formula="of:=[.$B$37]/(([.$B$38]+[.G$2])*([.$B32]+1))" office:value-type="float" office:value="28129.3952180028" calcext:value-type="float">
            <text:p>28129,3952180028</text:p>
          </table:table-cell>
          <table:table-cell table:formula="of:=[.$B$37]/(([.$B$38]+[.H$2])*([.$B32]+1))" office:value-type="float" office:value="27777.7777777778" calcext:value-type="float">
            <text:p>27777,7777777778</text:p>
          </table:table-cell>
          <table:table-cell table:formula="of:=[.$B$37]/(([.$B$38]+[.I$2])*([.$B32]+1))" office:value-type="float" office:value="27434.8422496571" calcext:value-type="float">
            <text:p>27434,8422496571</text:p>
          </table:table-cell>
          <table:table-cell table:formula="of:=[.$B$37]/(([.$B$38]+[.J$2])*([.$B32]+1))" office:value-type="float" office:value="27100.27100271" calcext:value-type="float">
            <text:p>27100,27100271</text:p>
          </table:table-cell>
          <table:table-cell table:formula="of:=[.$B$37]/(([.$B$38]+[.K$2])*([.$B32]+1))" office:value-type="float" office:value="26773.7617135208" calcext:value-type="float">
            <text:p>26773,7617135208</text:p>
          </table:table-cell>
          <table:table-cell table:formula="of:=[.$B$37]/(([.$B$38]+[.L$2])*([.$B32]+1))" office:value-type="float" office:value="26455.0264550265" calcext:value-type="float">
            <text:p>26455,0264550265</text:p>
          </table:table-cell>
          <table:table-cell table:formula="of:=[.$B$37]/(([.$B$38]+[.M$2])*([.$B32]+1))" office:value-type="float" office:value="26143.7908496732" calcext:value-type="float">
            <text:p>26143,7908496732</text:p>
          </table:table-cell>
          <table:table-cell table:formula="of:=[.$B$37]/(([.$B$38]+[.N$2])*([.$B32]+1))" office:value-type="float" office:value="25839.7932816537" calcext:value-type="float">
            <text:p>25839,7932816537</text:p>
          </table:table-cell>
          <table:table-cell table:formula="of:=[.$B$37]/(([.$B$38]+[.O$2])*([.$B32]+1))" office:value-type="float" office:value="25542.7841634738" calcext:value-type="float">
            <text:p>25542,7841634738</text:p>
          </table:table-cell>
          <table:table-cell table:formula="of:=[.$B$37]/(([.$B$38]+[.P$2])*([.$B32]+1))" office:value-type="float" office:value="25252.5252525253" calcext:value-type="float">
            <text:p>25252,5252525253</text:p>
          </table:table-cell>
          <table:table-cell table:formula="of:=[.$B$37]/(([.$B$38]+[.Q$2])*([.$B32]+1))" office:value-type="float" office:value="24968.7890137328" calcext:value-type="float">
            <text:p>24968,7890137328</text:p>
          </table:table-cell>
          <table:table-cell table:formula="of:=[.$B$37]/(([.$B$38]+[.R$2])*([.$B32]+1))" office:value-type="float" office:value="24691.3580246914" calcext:value-type="float">
            <text:p>24691,3580246914</text:p>
          </table:table-cell>
          <table:table-cell table:number-columns-repeated="1007"/>
        </table:table-row>
        <table:table-row table:style-name="ro2">
          <table:table-cell/>
          <table:table-cell table:formula="of:=[.$B32]+1" office:value-type="float" office:value="54" calcext:value-type="float">
            <text:p>54</text:p>
          </table:table-cell>
          <table:table-cell table:formula="of:=[.$B$37]/(([.$B$38]+[.C$2])*([.$B33]+1))" office:value-type="float" office:value="29090.9090909091" calcext:value-type="float">
            <text:p>29090,9090909091</text:p>
          </table:table-cell>
          <table:table-cell table:formula="of:=[.$B$37]/(([.$B$38]+[.D$2])*([.$B33]+1))" office:value-type="float" office:value="28708.1339712919" calcext:value-type="float">
            <text:p>28708,1339712919</text:p>
          </table:table-cell>
          <table:table-cell table:formula="of:=[.$B$37]/(([.$B$38]+[.E$2])*([.$B33]+1))" office:value-type="float" office:value="28335.3010625738" calcext:value-type="float">
            <text:p>28335,3010625738</text:p>
          </table:table-cell>
          <table:table-cell table:formula="of:=[.$B$37]/(([.$B$38]+[.F$2])*([.$B33]+1))" office:value-type="float" office:value="27972.027972028" calcext:value-type="float">
            <text:p>27972,027972028</text:p>
          </table:table-cell>
          <table:table-cell table:formula="of:=[.$B$37]/(([.$B$38]+[.G$2])*([.$B33]+1))" office:value-type="float" office:value="27617.9516685846" calcext:value-type="float">
            <text:p>27617,9516685846</text:p>
          </table:table-cell>
          <table:table-cell table:formula="of:=[.$B$37]/(([.$B$38]+[.H$2])*([.$B33]+1))" office:value-type="float" office:value="27272.7272727273" calcext:value-type="float">
            <text:p>27272,7272727273</text:p>
          </table:table-cell>
          <table:table-cell table:formula="of:=[.$B$37]/(([.$B$38]+[.I$2])*([.$B33]+1))" office:value-type="float" office:value="26936.0269360269" calcext:value-type="float">
            <text:p>26936,0269360269</text:p>
          </table:table-cell>
          <table:table-cell table:formula="of:=[.$B$37]/(([.$B$38]+[.J$2])*([.$B33]+1))" office:value-type="float" office:value="26607.5388026608" calcext:value-type="float">
            <text:p>26607,5388026608</text:p>
          </table:table-cell>
          <table:table-cell table:formula="of:=[.$B$37]/(([.$B$38]+[.K$2])*([.$B33]+1))" office:value-type="float" office:value="26286.9660460022" calcext:value-type="float">
            <text:p>26286,9660460022</text:p>
          </table:table-cell>
          <table:table-cell table:formula="of:=[.$B$37]/(([.$B$38]+[.L$2])*([.$B33]+1))" office:value-type="float" office:value="25974.025974026" calcext:value-type="float">
            <text:p>25974,025974026</text:p>
          </table:table-cell>
          <table:table-cell table:formula="of:=[.$B$37]/(([.$B$38]+[.M$2])*([.$B33]+1))" office:value-type="float" office:value="25668.449197861" calcext:value-type="float">
            <text:p>25668,449197861</text:p>
          </table:table-cell>
          <table:table-cell table:formula="of:=[.$B$37]/(([.$B$38]+[.N$2])*([.$B33]+1))" office:value-type="float" office:value="25369.978858351" calcext:value-type="float">
            <text:p>25369,978858351</text:p>
          </table:table-cell>
          <table:table-cell table:formula="of:=[.$B$37]/(([.$B$38]+[.O$2])*([.$B33]+1))" office:value-type="float" office:value="25078.3699059561" calcext:value-type="float">
            <text:p>25078,3699059561</text:p>
          </table:table-cell>
          <table:table-cell table:formula="of:=[.$B$37]/(([.$B$38]+[.P$2])*([.$B33]+1))" office:value-type="float" office:value="24793.3884297521" calcext:value-type="float">
            <text:p>24793,3884297521</text:p>
          </table:table-cell>
          <table:table-cell table:formula="of:=[.$B$37]/(([.$B$38]+[.Q$2])*([.$B33]+1))" office:value-type="float" office:value="24514.811031665" calcext:value-type="float">
            <text:p>24514,811031665</text:p>
          </table:table-cell>
          <table:table-cell table:formula="of:=[.$B$37]/(([.$B$38]+[.R$2])*([.$B33]+1))" office:value-type="float" office:value="24242.4242424242" calcext:value-type="float">
            <text:p>24242,4242424242</text:p>
          </table:table-cell>
          <table:table-cell table:number-columns-repeated="1007"/>
        </table:table-row>
        <table:table-row table:style-name="ro2">
          <table:table-cell/>
          <table:table-cell table:formula="of:=[.$B33]+1" office:value-type="float" office:value="55" calcext:value-type="float">
            <text:p>55</text:p>
          </table:table-cell>
          <table:table-cell table:formula="of:=[.$B$37]/(([.$B$38]+[.C$2])*([.$B34]+1))" office:value-type="float" office:value="28571.4285714286" calcext:value-type="float">
            <text:p>28571,4285714286</text:p>
          </table:table-cell>
          <table:table-cell table:formula="of:=[.$B$37]/(([.$B$38]+[.D$2])*([.$B34]+1))" office:value-type="float" office:value="28195.4887218045" calcext:value-type="float">
            <text:p>28195,4887218045</text:p>
          </table:table-cell>
          <table:table-cell table:formula="of:=[.$B$37]/(([.$B$38]+[.E$2])*([.$B34]+1))" office:value-type="float" office:value="27829.3135435993" calcext:value-type="float">
            <text:p>27829,3135435993</text:p>
          </table:table-cell>
          <table:table-cell table:formula="of:=[.$B$37]/(([.$B$38]+[.F$2])*([.$B34]+1))" office:value-type="float" office:value="27472.5274725275" calcext:value-type="float">
            <text:p>27472,5274725275</text:p>
          </table:table-cell>
          <table:table-cell table:formula="of:=[.$B$37]/(([.$B$38]+[.G$2])*([.$B34]+1))" office:value-type="float" office:value="27124.773960217" calcext:value-type="float">
            <text:p>27124,773960217</text:p>
          </table:table-cell>
          <table:table-cell table:formula="of:=[.$B$37]/(([.$B$38]+[.H$2])*([.$B34]+1))" office:value-type="float" office:value="26785.7142857143" calcext:value-type="float">
            <text:p>26785,7142857143</text:p>
          </table:table-cell>
          <table:table-cell table:formula="of:=[.$B$37]/(([.$B$38]+[.I$2])*([.$B34]+1))" office:value-type="float" office:value="26455.0264550265" calcext:value-type="float">
            <text:p>26455,0264550265</text:p>
          </table:table-cell>
          <table:table-cell table:formula="of:=[.$B$37]/(([.$B$38]+[.J$2])*([.$B34]+1))" office:value-type="float" office:value="26132.4041811847" calcext:value-type="float">
            <text:p>26132,4041811847</text:p>
          </table:table-cell>
          <table:table-cell table:formula="of:=[.$B$37]/(([.$B$38]+[.K$2])*([.$B34]+1))" office:value-type="float" office:value="25817.5559380379" calcext:value-type="float">
            <text:p>25817,5559380379</text:p>
          </table:table-cell>
          <table:table-cell table:formula="of:=[.$B$37]/(([.$B$38]+[.L$2])*([.$B34]+1))" office:value-type="float" office:value="25510.2040816327" calcext:value-type="float">
            <text:p>25510,2040816327</text:p>
          </table:table-cell>
          <table:table-cell table:formula="of:=[.$B$37]/(([.$B$38]+[.M$2])*([.$B34]+1))" office:value-type="float" office:value="25210.0840336134" calcext:value-type="float">
            <text:p>25210,0840336134</text:p>
          </table:table-cell>
          <table:table-cell table:formula="of:=[.$B$37]/(([.$B$38]+[.N$2])*([.$B34]+1))" office:value-type="float" office:value="24916.9435215947" calcext:value-type="float">
            <text:p>24916,9435215947</text:p>
          </table:table-cell>
          <table:table-cell table:formula="of:=[.$B$37]/(([.$B$38]+[.O$2])*([.$B34]+1))" office:value-type="float" office:value="24630.5418719212" calcext:value-type="float">
            <text:p>24630,5418719212</text:p>
          </table:table-cell>
          <table:table-cell table:formula="of:=[.$B$37]/(([.$B$38]+[.P$2])*([.$B34]+1))" office:value-type="float" office:value="24350.6493506494" calcext:value-type="float">
            <text:p>24350,6493506494</text:p>
          </table:table-cell>
          <table:table-cell table:formula="of:=[.$B$37]/(([.$B$38]+[.Q$2])*([.$B34]+1))" office:value-type="float" office:value="24077.0465489567" calcext:value-type="float">
            <text:p>24077,0465489567</text:p>
          </table:table-cell>
          <table:table-cell table:formula="of:=[.$B$37]/(([.$B$38]+[.R$2])*([.$B34]+1))" office:value-type="float" office:value="23809.5238095238" calcext:value-type="float">
            <text:p>23809,5238095238</text:p>
          </table:table-cell>
          <table:table-cell table:number-columns-repeated="1007"/>
        </table:table-row>
        <table:table-row table:style-name="ro2" table:number-rows-repeated="2">
          <table:table-cell table:number-columns-repeated="1025"/>
        </table:table-row>
        <table:table-row table:style-name="ro2">
          <table:table-cell/>
          <table:table-cell table:style-name="ce2" office:value-type="float" office:value="120000000" calcext:value-type="float">
            <text:p>120 000 000,00</text:p>
          </table:table-cell>
          <table:table-cell table:style-name="ce1" office:value-type="string" calcext:value-type="string">
            <text:p>system clock</text:p>
          </table:table-cell>
          <table:table-cell table:style-name="ce1"/>
          <table:table-cell table:number-columns-repeated="102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Time constant</text:p>
          </table:table-cell>
          <table:table-cell table:style-name="ce1" office:value-type="string" calcext:value-type="string">
            <text:p>(minus wait states)</text:p>
          </table:table-cell>
          <table:table-cell table:number-columns-repeated="1021"/>
        </table:table-row>
        <table:table-row table:style-name="ro2" table:number-rows-repeated="1048537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6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9">00/00/0000</text:date>, <text:time style:data-style-name="N2" text:time-value="15:50:10.5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abrice GUILHAUME</meta:initial-creator>
    <meta:creation-date>2013-09-01T15:46:53.83</meta:creation-date>
    <dc:date>2024-06-29T19:23:03.422000000</dc:date>
    <meta:editing-duration>P1DT16H15M4S</meta:editing-duration>
    <meta:editing-cycles>30</meta:editing-cycles>
    <meta:generator>LibreOffice/7.6.0.3$Windows_X86_64 LibreOffice_project/69edd8b8ebc41d00b4de3915dc82f8f0fc3b6265</meta:generator>
    <meta:document-statistic meta:table-count="1" meta:cell-count="567" meta:object-count="0"/>
  </office:meta>
</office:document-meta>
</file>